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font-size="9pt" officeooo:rsid="001b0348" officeooo:paragraph-rsid="001b0348" style:font-size-asian="9pt" style:font-size-complex="9pt"/>
    </style:style>
    <style:style style:name="P2" style:family="paragraph" style:parent-style-name="Standard">
      <style:text-properties style:font-name="Courier New1" fo:font-size="9pt" officeooo:rsid="001b0348" officeooo:paragraph-rsid="001c631e" style:font-size-asian="9pt" style:font-size-complex="9pt"/>
    </style:style>
    <style:style style:name="P3" style:family="paragraph" style:parent-style-name="Standard">
      <style:text-properties style:font-name="Courier New1" fo:font-size="8pt" officeooo:rsid="001b0348" officeooo:paragraph-rsid="001b0348" style:font-size-asian="8pt" style:font-size-complex="8pt"/>
    </style:style>
    <style:style style:name="P4" style:family="paragraph" style:parent-style-name="Standard">
      <style:text-properties officeooo:rsid="001b0348" officeooo:paragraph-rsid="001b0348"/>
    </style:style>
    <style:style style:name="P5" style:family="paragraph" style:parent-style-name="Standard">
      <style:paragraph-properties fo:break-before="page"/>
      <style:text-properties style:font-name="Courier New1" fo:font-size="9pt" officeooo:rsid="001b0348" officeooo:paragraph-rsid="001c631e" style:font-size-asian="9pt" style:font-size-complex="9pt"/>
    </style:style>
    <style:style style:name="P6" style:family="paragraph" style:parent-style-name="Standard">
      <style:text-properties fo:color="#4c4c4c" style:font-name="Courier New1" fo:font-size="8pt" officeooo:rsid="001b0348" officeooo:paragraph-rsid="001b0348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c631e" style:font-size-asian="8pt" style:font-size-complex="8pt"/>
    </style:style>
    <style:style style:name="T3" style:family="text">
      <style:text-properties fo:font-size="8pt" officeooo:rsid="001c93d5" style:font-size-asian="8pt" style:font-size-complex="8pt"/>
    </style:style>
    <style:style style:name="T4" style:family="text">
      <style:text-properties fo:font-size="8pt" officeooo:rsid="001e8035" style:font-size-asian="8pt" style:font-size-complex="8pt"/>
    </style:style>
    <style:style style:name="T5" style:family="text">
      <style:text-properties fo:color="#4c4c4c"/>
    </style:style>
    <style:style style:name="T6" style:family="text">
      <style:text-properties fo:color="#4c4c4c" fo:font-size="8pt" style:font-size-asian="8pt" style:font-size-complex="8pt"/>
    </style:style>
    <style:style style:name="T7" style:family="text">
      <style:text-properties fo:color="#4c4c4c" fo:font-size="8pt" officeooo:rsid="001c631e" style:font-size-asian="8pt" style:font-size-complex="8pt"/>
    </style:style>
    <style:style style:name="T8" style:family="text">
      <style:text-properties fo:color="#4c4c4c" officeooo:rsid="001c631e"/>
    </style:style>
    <style:style style:name="T9" style:family="text">
      <style:text-properties officeooo:rsid="001e8035"/>
    </style:style>
    <style:style style:name="T10" style:family="text">
      <style:text-properties officeooo:rsid="001c631e"/>
    </style:style>
    <style:style style:name="T11" style:family="text">
      <style:text-properties officeooo:rsid="001c93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_5f_OOoComputerComment"><text:span text:style-name="T1">// </text:span></text:span><text:span text:style-name="_5f_OOoComputerComment"><text:span text:style-name="T4">file1.cpp</text:span></text:span></text:p>
      <text:p text:style-name="P4"><text:span text:style-name="_5f_OOoComputerComment"><text:span text:style-name="T4">//</text:span></text:span></text:p>
      <text:p text:style-name="P4"><text:span text:style-name="_5f_OOoComputerComment"><text:span text:style-name="T1">// Marius Rejdak </text:span></text:span></text:p>
      <text:p text:style-name="P1"><text:span text:style-name="_5f_OOoComputerComment"><text:span text:style-name="T1">// Informatyka, mgr, OS1 </text:span></text:span></text:p>
      <text:p text:style-name="P3"/>
      <text:p text:style-name="P1"><text:span text:style-name="_5f_OOoComputerComment"><text:span text:style-name="T6">/*</text:span></text:span><text:span text:style-name="T6"> </text:span></text:p>
      <text:p text:style-name="P6"/>
      <text:p text:style-name="P1"><text:span text:style-name="_5f_OOoComputerComment"><text:span text:style-name="T6">Running: </text:span></text:span></text:p>
      <text:p text:style-name="P1"><text:span text:style-name="_5f_OOoComputerComment"><text:span text:style-name="T6">#!/</text:span></text:span><text:span text:style-name="_5f_OOoComputerIdent"><text:span text:style-name="T6">bin/fish </text:span></text:span></text:p>
      <text:p text:style-name="P1"><text:span text:style-name="_5f_OOoComputerIdent"><text:span text:style-name="T6">g</text:span></text:span><text:span text:style-name="_5f_OOoComputerKeyWord"><text:span text:style-name="T6">++</text:span></text:span><text:span text:style-name="T6"> </text:span><text:span text:style-name="_5f_OOoComputerKeyWord"><text:span text:style-name="T6">-</text:span></text:span><text:span text:style-name="_5f_OOoComputerIdent"><text:span text:style-name="T6">Wall </text:span></text:span><text:span text:style-name="_5f_OOoComputerKeyWord"><text:span text:style-name="T6">-std=</text:span></text:span><text:span text:style-name="_5f_OOoComputerIdent"><text:span text:style-name="T6">c</text:span></text:span><text:span text:style-name="_5f_OOoComputerKeyWord"><text:span text:style-name="T6">++</text:span></text:span><text:span text:style-name="_5f_OOoComputerLiteral"><text:span text:style-name="T6">11</text:span></text:span><text:span text:style-name="T6"> </text:span><text:span text:style-name="_5f_OOoComputerKeyWord"><text:span text:style-name="T6">-</text:span></text:span><text:span text:style-name="_5f_OOoComputerIdent"><text:span text:style-name="T6">o3</text:span></text:span><text:span text:style-name="T6"> </text:span><text:span text:style-name="_5f_OOoComputerKeyWord"><text:span text:style-name="T6">-</text:span></text:span><text:span text:style-name="_5f_OOoComputerIdent"><text:span text:style-name="T6">o</text:span></text:span><text:span text:style-name="T6"> </text:span><text:span text:style-name="_5f_OOoComputerIdent"><text:span text:style-name="T6">file1</text:span></text:span><text:span text:style-name="T6"> </text:span><text:span text:style-name="_5f_OOoComputerIdent"><text:span text:style-name="T6">file1</text:span></text:span><text:span text:style-name="_5f_OOoComputerKeyWord"><text:span text:style-name="T6">.</text:span></text:span><text:span text:style-name="_5f_OOoComputerIdent"><text:span text:style-name="T6">cpp</text:span></text:span><text:span text:style-name="_5f_OOoComputerKeyWord"><text:span text:style-name="T6">;</text:span></text:span><text:span text:style-name="T6"> </text:span><text:span text:style-name="_5f_OOoComputerKeyWord"><text:span text:style-name="T6">and</text:span></text:span><text:span text:style-name="T6"> </text:span><text:span text:style-name="_5f_OOoComputerKeyWord"><text:span text:style-name="T6">./</text:span></text:span><text:span text:style-name="_5f_OOoComputerIdent"><text:span text:style-name="T6">file1</text:span></text:span><text:span text:style-name="T6"> </text:span></text:p>
      <text:p text:style-name="P6"/>
      <text:p text:style-name="P1"><text:span text:style-name="_5f_OOoComputerIdent"><text:span text:style-name="T6">Output</text:span></text:span><text:span text:style-name="_5f_OOoComputerKeyWord"><text:span text:style-name="T6">:</text:span></text:span><text:span text:style-name="T6"> </text:span></text:p>
      <text:p text:style-name="P1"><text:span text:style-name="_5f_OOoComputerIdent"><text:span text:style-name="T6">qsort</text:span></text:span><text:span text:style-name="_5f_OOoComputerKeyWord"><text:span text:style-name="T6">(std::</text:span></text:span><text:span text:style-name="_5f_OOoComputerIdent"><text:span text:style-name="T6">vector</text:span></text:span><text:span text:style-name="_5f_OOoComputerKeyWord"><text:span text:style-name="T6">)</text:span></text:span><text:span text:style-name="T6"> </text:span><text:span text:style-name="_5f_OOoComputerIdent"><text:span text:style-name="T6">time</text:span></text:span><text:span text:style-name="_5f_OOoComputerKeyWord"><text:span text:style-name="T6">:</text:span></text:span><text:span text:style-name="T6"> </text:span><text:span text:style-name="_5f_OOoComputerLiteral"><text:span text:style-name="T6">0.047021</text:span></text:span><text:span text:style-name="_5f_OOoComputerIdent"><text:span text:style-name="T6">s</text:span></text:span><text:span text:style-name="T6"> </text:span></text:p>
      <text:p text:style-name="P1"><text:span text:style-name="_5f_OOoComputerKeyWord"><text:span text:style-name="T6">std::</text:span></text:span><text:span text:style-name="_5f_OOoComputerIdent"><text:span text:style-name="T6">sort</text:span></text:span><text:span text:style-name="_5f_OOoComputerKeyWord"><text:span text:style-name="T6">(std::</text:span></text:span><text:span text:style-name="_5f_OOoComputerIdent"><text:span text:style-name="T6">vector</text:span></text:span><text:span text:style-name="_5f_OOoComputerKeyWord"><text:span text:style-name="T6">)</text:span></text:span><text:span text:style-name="T6"> </text:span><text:span text:style-name="_5f_OOoComputerIdent"><text:span text:style-name="T6">time</text:span></text:span><text:span text:style-name="_5f_OOoComputerKeyWord"><text:span text:style-name="T6">:</text:span></text:span><text:span text:style-name="T6"> </text:span><text:span text:style-name="_5f_OOoComputerLiteral"><text:span text:style-name="T6">0.062702</text:span></text:span><text:span text:style-name="_5f_OOoComputerIdent"><text:span text:style-name="T6">s</text:span></text:span><text:span text:style-name="T6"> </text:span></text:p>
      <text:p text:style-name="P1"><text:span text:style-name="_5f_OOoComputerKeyWord"><text:span text:style-name="T6">std::</text:span></text:span><text:span text:style-name="_5f_OOoComputerIdent"><text:span text:style-name="T6">stable_sort</text:span></text:span><text:span text:style-name="_5f_OOoComputerKeyWord"><text:span text:style-name="T6">(std::</text:span></text:span><text:span text:style-name="_5f_OOoComputerIdent"><text:span text:style-name="T6">vector</text:span></text:span><text:span text:style-name="_5f_OOoComputerKeyWord"><text:span text:style-name="T6">)</text:span></text:span><text:span text:style-name="T6"> </text:span><text:span text:style-name="_5f_OOoComputerIdent"><text:span text:style-name="T6">time</text:span></text:span><text:span text:style-name="_5f_OOoComputerKeyWord"><text:span text:style-name="T6">:</text:span></text:span><text:span text:style-name="T6"> </text:span><text:span text:style-name="_5f_OOoComputerLiteral"><text:span text:style-name="T6">0.077105</text:span></text:span><text:span text:style-name="_5f_OOoComputerIdent"><text:span text:style-name="T6">s</text:span></text:span><text:span text:style-name="T6"> </text:span></text:p>
      <text:p text:style-name="P1"><text:span text:style-name="_5f_OOoComputerKeyWord"><text:span text:style-name="T6">std::</text:span></text:span><text:span text:style-name="_5f_OOoComputerIdent"><text:span text:style-name="T6">list</text:span></text:span><text:span text:style-name="_5f_OOoComputerKeyWord"><text:span text:style-name="T6">::</text:span></text:span><text:span text:style-name="_5f_OOoComputerIdent"><text:span text:style-name="T6">sort</text:span></text:span><text:span text:style-name="_5f_OOoComputerKeyWord"><text:span text:style-name="T6">()</text:span></text:span><text:span text:style-name="T6"> </text:span><text:span text:style-name="_5f_OOoComputerIdent"><text:span text:style-name="T6">time</text:span></text:span><text:span text:style-name="_5f_OOoComputerKeyWord"><text:span text:style-name="T6">:</text:span></text:span><text:span text:style-name="T6"> </text:span><text:span text:style-name="_5f_OOoComputerLiteral"><text:span text:style-name="T6">0.07842</text:span></text:span><text:span text:style-name="_5f_OOoComputerIdent"><text:span text:style-name="T6">s</text:span></text:span><text:span text:style-name="T6"> </text:span></text:p>
      <text:p text:style-name="P1"><text:span text:style-name="_5f_OOoComputerKeyWord"><text:span text:style-name="T6">std::</text:span></text:span><text:span text:style-name="_5f_OOoComputerIdent"><text:span text:style-name="T6">sort</text:span></text:span><text:span text:style-name="_5f_OOoComputerKeyWord"><text:span text:style-name="T6">(std::</text:span></text:span><text:span text:style-name="_5f_OOoComputerIdent"><text:span text:style-name="T6">vector</text:span></text:span><text:span text:style-name="_5f_OOoComputerKeyWord"><text:span text:style-name="T6">)</text:span></text:span><text:span text:style-name="T6"> </text:span><text:span text:style-name="_5f_OOoComputerKeyWord"><text:span text:style-name="T6">for</text:span></text:span><text:span text:style-name="T6"> </text:span><text:span text:style-name="_5f_OOoComputerIdent"><text:span text:style-name="T6">reversed</text:span></text:span><text:span text:style-name="T6"> </text:span><text:span text:style-name="_5f_OOoComputerIdent"><text:span text:style-name="T6">strings</text:span></text:span><text:span text:style-name="T6"> </text:span><text:span text:style-name="_5f_OOoComputerIdent"><text:span text:style-name="T6">time</text:span></text:span><text:span text:style-name="_5f_OOoComputerKeyWord"><text:span text:style-name="T6">:</text:span></text:span><text:span text:style-name="T6"> </text:span><text:span text:style-name="_5f_OOoComputerLiteral"><text:span text:style-name="T6">2.1847</text:span></text:span><text:span text:style-name="_5f_OOoComputerIdent"><text:span text:style-name="T6">s</text:span></text:span><text:span text:style-name="T6"> </text:span></text:p>
      <text:p text:style-name="P6"/>
      <text:p text:style-name="P1"><text:span text:style-name="_5f_OOoComputerKeyWord"><text:span text:style-name="T6">*/</text:span></text:span><text:span text:style-name="T6"> </text:span></text:p>
      <text:p text:style-name="P3"/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iostream</text:span></text:span><text:span text:style-name="_5f_OOoComputerKeyWord"><text:span text:style-name="T1">&gt;</text:span></text:span><text:span text:style-name="T1"> <text:s text:c="4"/></text:span><text:span text:style-name="_5f_OOoComputerComment"><text:span text:style-name="T1">// std::cout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fstream</text:span></text:span><text:span text:style-name="_5f_OOoComputerKeyWord"><text:span text:style-name="T1">&gt;</text:span></text:span><text:span text:style-name="T1"><text:tab/><text:tab/></text:span><text:span text:style-name="_5f_OOoComputerComment"><text:span text:style-name="T1">// std::ifstream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functional</text:span></text:span><text:span text:style-name="_5f_OOoComputerKeyWord"><text:span text:style-name="T1">&gt;</text:span></text:span><text:span text:style-name="T1"><text:tab/></text:span><text:span text:style-name="_5f_OOoComputerComment"><text:span text:style-name="T1">// std::function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iterator</text:span></text:span><text:span text:style-name="_5f_OOoComputerKeyWord"><text:span text:style-name="T1">&gt;</text:span></text:span><text:span text:style-name="T1"><text:tab/><text:tab/></text:span><text:span text:style-name="_5f_OOoComputerComment"><text:span text:style-name="T1">// std::istream_iterator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algorithm</text:span></text:span><text:span text:style-name="_5f_OOoComputerKeyWord"><text:span text:style-name="T1">&gt;</text:span></text:span><text:span text:style-name="T1"> <text:s text:c="3"/></text:span><text:span text:style-name="_5f_OOoComputerComment"><text:span text:style-name="T1">// std::sort, std::stable_sort, std::random_shuffle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vector</text:span></text:span><text:span text:style-name="_5f_OOoComputerKeyWord"><text:span text:style-name="T1">&gt;</text:span></text:span><text:span text:style-name="T1"> <text:s text:c="6"/></text:span><text:span text:style-name="_5f_OOoComputerComment"><text:span text:style-name="T1">// std::vector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<text:tab/><text:tab/></text:span><text:span text:style-name="_5f_OOoComputerComment"><text:span text:style-name="T1">// std::string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ctime</text:span></text:span><text:span text:style-name="_5f_OOoComputerKeyWord"><text:span text:style-name="T1">&gt;</text:span></text:span><text:span text:style-name="T1"> <text:s text:c="7"/></text:span><text:span text:style-name="_5f_OOoComputerComment"><text:span text:style-name="T1">// time, clock, clock_t, CLOCKS_PER_SEC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cstdlib</text:span></text:span><text:span text:style-name="_5f_OOoComputerKeyWord"><text:span text:style-name="T1">&gt;</text:span></text:span><text:span text:style-name="T1"> <text:s text:c="5"/></text:span><text:span text:style-name="_5f_OOoComputerComment"><text:span text:style-name="T1">// srand, qsort </text:span></text:span></text:p>
      <text:p text:style-name="P1"><text:span text:style-name="_5f_OOoComputerKeyWord"><text:span text:style-name="T1">#include</text:span></text:span><text:span text:style-name="T1"> </text:span><text:span text:style-name="_5f_OOoComputerKeyWord"><text:span text:style-name="T1">&lt;</text:span></text:span><text:span text:style-name="_5f_OOoComputerIdent"><text:span text:style-name="T1">list</text:span></text:span><text:span text:style-name="_5f_OOoComputerKeyWord"><text:span text:style-name="T1">&gt;</text:span></text:span><text:span text:style-name="T1"><text:tab/><text:tab/><text:tab/></text:span><text:span text:style-name="_5f_OOoComputerComment"><text:span text:style-name="T1">// std::list </text:span></text:span></text:p>
      <text:p text:style-name="P3"/>
      <text:p text:style-name="P1"><text:span text:style-name="_5f_OOoComputerComment"><text:span text:style-name="T1">//using namespace std; // http://stackoverflow.com/questions/1452721/why-is-using-namespace-std-considered-bad-practice </text:span></text:span></text:p>
      <text:p text:style-name="P3"/>
      <text:p text:style-name="P1"><text:span text:style-name="_5f_OOoComputerKeyWord"><text:span text:style-name="T1">template</text:span></text:span><text:span text:style-name="T1"> </text:span><text:span text:style-name="_5f_OOoComputerKeyWord"><text:span text:style-name="T1">&lt;class</text:span></text:span><text:span text:style-name="T1"> </text:span><text:span text:style-name="_5f_OOoComputerIdent"><text:span text:style-name="T1">T</text:span></text:span><text:span text:style-name="_5f_OOoComputerKeyWord"><text:span text:style-name="T1">&gt;</text:span></text:span><text:span text:style-name="T1"> </text:span></text:p>
      <text:p text:style-name="P1"><text:span text:style-name="_5f_OOoComputerKeyWord"><text:span text:style-name="T1">float</text:span></text:span><text:span text:style-name="T1"> </text:span><text:span text:style-name="_5f_OOoComputerIdent"><text:span text:style-name="T1">get_time</text:span></text:span><text:span text:style-name="_5f_OOoComputerKeyWord"><text:span text:style-name="T1">(</text:span></text:span><text:span text:style-name="_5f_OOoComputerIdent"><text:span text:style-name="T1">T</text:span></text:span><text:span text:style-name="_5f_OOoComputerKeyWord"><text:span text:style-name="T1">&amp;</text:span></text:span><text:span text:style-name="T1"> </text:span><text:span text:style-name="_5f_OOoComputerIdent"><text:span text:style-name="T1">container</text:span></text:span><text:span text:style-name="_5f_OOoComputerKeyWord"><text:span text:style-name="T1">,</text:span></text:span><text:span text:style-name="T1"> </text:span><text:span text:style-name="_5f_OOoComputerKeyWord"><text:span text:style-name="T1">std::</text:span></text:span><text:span text:style-name="_5f_OOoComputerIdent"><text:span text:style-name="T1">function</text:span></text:span><text:span text:style-name="_5f_OOoComputerKeyWord"><text:span text:style-name="T1">&lt;void(</text:span></text:span><text:span text:style-name="_5f_OOoComputerIdent"><text:span text:style-name="T1">T</text:span></text:span><text:span text:style-name="_5f_OOoComputerKeyWord"><text:span text:style-name="T1">&amp;)&gt;</text:span></text:span><text:span text:style-name="T1"> </text:span><text:span text:style-name="_5f_OOoComputerIdent"><text:span text:style-name="T1">sorting_function</text:span></text:span><text:span text:style-name="_5f_OOoComputerKeyWord"><text:span text:style-name="T1">)</text:span></text:span><text:span text:style-name="T1"> </text:span><text:span text:style-name="_5f_OOoComputerKeyWord"><text:span text:style-name="T1">{</text:span></text:span><text:span text:style-name="T1"> </text:span></text:p>
      <text:p text:style-name="P1"><text:span text:style-name="T1"><text:tab/></text:span><text:span text:style-name="_5f_OOoComputerIdent"><text:span text:style-name="T1">clock_t</text:span></text:span><text:span text:style-name="T1"> </text:span><text:span text:style-name="_5f_OOoComputerIdent"><text:span text:style-name="T1">clockStart</text:span></text:span><text:span text:style-name="T1"> </text:span><text:span text:style-name="_5f_OOoComputerKeyWord"><text:span text:style-name="T1">=</text:span></text:span><text:span text:style-name="T1"> </text:span><text:span text:style-name="_5f_OOoComputerIdent"><text:span text:style-name="T1">clock</text:span></text:span><text:span text:style-name="_5f_OOoComputerKeyWord"><text:span text:style-name="T1">();</text:span></text:span><text:span text:style-name="T1"> </text:span></text:p>
      <text:p text:style-name="P1"><text:span text:style-name="T1"><text:tab/></text:span><text:span text:style-name="_5f_OOoComputerIdent"><text:span text:style-name="T1">sorting_function</text:span></text:span><text:span text:style-name="_5f_OOoComputerKeyWord"><text:span text:style-name="T1">(</text:span></text:span><text:span text:style-name="_5f_OOoComputerIdent"><text:span text:style-name="T1">container</text:span></text:span><text:span text:style-name="_5f_OOoComputerKeyWord"><text:span text:style-name="T1">);</text:span></text:span><text:span text:style-name="T1"> </text:span></text:p>
      <text:p text:style-name="P1"><text:span text:style-name="T1"><text:tab/></text:span><text:span text:style-name="_5f_OOoComputerKeyWord"><text:span text:style-name="T1">return</text:span></text:span><text:span text:style-name="T1"> </text:span><text:span text:style-name="_5f_OOoComputerKeyWord"><text:span text:style-name="T1">((float)</text:span></text:span><text:span text:style-name="_5f_OOoComputerIdent"><text:span text:style-name="T1">clock</text:span></text:span><text:span text:style-name="_5f_OOoComputerKeyWord"><text:span text:style-name="T1">()-</text:span></text:span><text:span text:style-name="_5f_OOoComputerIdent"><text:span text:style-name="T1">clockStart</text:span></text:span><text:span text:style-name="_5f_OOoComputerKeyWord"><text:span text:style-name="T1">)/</text:span></text:span><text:span text:style-name="_5f_OOoComputerIdent"><text:span text:style-name="T1">CLOCKS_PER_SEC</text:span></text:span><text:span text:style-name="_5f_OOoComputerKeyWord"><text:span text:style-name="T1">;</text:span></text:span><text:span text:style-name="T1"> </text:span></text:p>
      <text:p text:style-name="P1"><text:span text:style-name="_5f_OOoComputerKeyWord"><text:span text:style-name="T1">}</text:span></text:span><text:span text:style-name="T1"> </text:span></text:p>
      <text:p text:style-name="P3"/>
      <text:p text:style-name="P1"><text:span text:style-name="_5f_OOoComputerKeyWord"><text:span text:style-name="T1">int</text:span></text:span><text:span text:style-name="T1"> </text:span><text:span text:style-name="_5f_OOoComputerIdent"><text:span text:style-name="T1">main</text:span></text:span><text:span text:style-name="_5f_OOoComputerKeyWord"><text:span text:style-name="T1">(int</text:span></text:span><text:span text:style-name="T1"> </text:span><text:span text:style-name="_5f_OOoComputerIdent"><text:span text:style-name="T1">argc</text:span></text:span><text:span text:style-name="_5f_OOoComputerKeyWord"><text:span text:style-name="T1">,</text:span></text:span><text:span text:style-name="T1"> </text:span><text:span text:style-name="_5f_OOoComputerKeyWord"><text:span text:style-name="T1">char</text:span></text:span><text:span text:style-name="T1"> </text:span><text:span text:style-name="_5f_OOoComputerKeyWord"><text:span text:style-name="T1">*</text:span></text:span><text:span text:style-name="_5f_OOoComputerIdent"><text:span text:style-name="T1">argv</text:span></text:span><text:span text:style-name="_5f_OOoComputerKeyWord"><text:span text:style-name="T1">[])</text:span></text:span><text:span text:style-name="T1"> </text:span><text:span text:style-name="_5f_OOoComputerKeyWord"><text:span text:style-name="T1">{</text:span></text:span><text:span text:style-name="T1"> 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ifstream</text:span></text:span><text:span text:style-name="T1"> </text:span><text:span text:style-name="_5f_OOoComputerIdent"><text:span text:style-name="T1">in</text:span></text:span><text:span text:style-name="_5f_OOoComputerKeyWord"><text:span text:style-name="T1">(</text:span></text:span><text:span text:style-name="_5f_OOoComputerLiteral"><text:span text:style-name="T1">"lab1.dic"</text:span></text:span><text:span text:style-name="_5f_OOoComputerKeyWord"><text:span text:style-name="T1">,</text:span></text:span><text:span text:style-name="T1"> </text:span><text:span text:style-name="_5f_OOoComputerKeyWord"><text:span text:style-name="T1">std::</text:span></text:span><text:span text:style-name="_5f_OOoComputerIdent"><text:span text:style-name="T1">ifstream</text:span></text:span><text:span text:style-name="_5f_OOoComputerKeyWord"><text:span text:style-name="T1">::</text:span></text:span><text:span text:style-name="_5f_OOoComputerIdent"><text:span text:style-name="T1">in</text:span></text:span><text:span text:style-name="_5f_OOoComputerKeyWord"><text:span text:style-name="T1">);</text:span></text:span><text:span text:style-name="T1"> 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istream_itera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in_iterator</text:span></text:span><text:span text:style-name="_5f_OOoComputerKeyWord"><text:span text:style-name="T1">(</text:span></text:span><text:span text:style-name="_5f_OOoComputerIdent"><text:span text:style-name="T1">in</text:span></text:span><text:span text:style-name="_5f_OOoComputerKeyWord"><text:span text:style-name="T1">),</text:span></text:span><text:span text:style-name="T1"> </text:span><text:span text:style-name="_5f_OOoComputerIdent"><text:span text:style-name="T1">eos</text:span></text:span><text:span text:style-name="_5f_OOoComputerKeyWord"><text:span text:style-name="T1">;</text:span></text:span><text:span text:style-name="T1"> 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lines</text:span></text:span><text:span text:style-name="_5f_OOoComputerKeyWord"><text:span text:style-name="T1">(</text:span></text:span><text:span text:style-name="_5f_OOoComputerIdent"><text:span text:style-name="T1">in_iterator</text:span></text:span><text:span text:style-name="_5f_OOoComputerKeyWord"><text:span text:style-name="T1">,</text:span></text:span><text:span text:style-name="T1"> </text:span><text:span text:style-name="_5f_OOoComputerIdent"><text:span text:style-name="T1">eos</text:span></text:span><text:span text:style-name="_5f_OOoComputerKeyWord"><text:span text:style-name="T1">);</text:span></text:span><text:span text:style-name="T1"> </text:span><text:span text:style-name="_5f_OOoComputerComment"><text:span text:style-name="T1">// all lines from file </text:span></text:span></text:p>
      <text:p text:style-name="P3"/>
      <text:p text:style-name="P1"><text:span text:style-name="T1"><text:tab/></text:span><text:span text:style-name="_5f_OOoComputerIdent"><text:span text:style-name="T1">srand</text:span></text:span><text:span text:style-name="_5f_OOoComputerKeyWord"><text:span text:style-name="T1">(unsigned(</text:span></text:span><text:span text:style-name="_5f_OOoComputerIdent"><text:span text:style-name="T1">time</text:span></text:span><text:span text:style-name="_5f_OOoComputerKeyWord"><text:span text:style-name="T1">(</text:span></text:span><text:span text:style-name="_5f_OOoComputerLiteral"><text:span text:style-name="T1">0</text:span></text:span><text:span text:style-name="_5f_OOoComputerKeyWord"><text:span text:style-name="T1">)));</text:span></text:span><text:span text:style-name="T1"> </text:span><text:span text:style-name="_5f_OOoComputerComment"><text:span text:style-name="T1">// for std::random_shuffle </text:span></text:span></text:p>
      <text:p text:style-name="P3"/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random_shuffle</text:span></text:span><text:span text:style-name="_5f_OOoComputerKeyWord"><text:span text:style-name="T1">(</text:span>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 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list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Ident"><text:span text:style-name="T1">lines_list</text:span></text:span><text:span text:style-name="_5f_OOoComputerKeyWord"><text:span text:style-name="T1">(</text:span>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 </text:span><text:span text:style-name="_5f_OOoComputerComment"><text:span text:style-name="T1">// randomised list </text:span></text:span></text:p>
      <text:p text:style-name="P3"/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 Zad 1 </text:span></text:span></text:p>
      <text:p text:style-name="P1"><text:span text:style-name="T1"><text:tab/></text:span><text:span text:style-name="_5f_OOoComputerComment"><text:span text:style-name="T1">// </text:span></text:span></text:p>
      <text:p text:style-name="P3"/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 qsort(std::vector) </text:span></text:span></text:p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std::random_shuffle(lines.begin(), lines.end()); // is already random </text:span>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qsort(std::vector) time: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get_time</text:span></text:span><text:span text:style-name="_5f_OOoComputerKeyWord"><text:span text:style-name="T1">&lt;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gt;(</text:span></text:span><text:span text:style-name="_5f_OOoComputerIdent"><text:span text:style-name="T1">lines</text:span></text:span><text:span text:style-name="T1"> </text:span></text:p>
      <text:p text:style-name="P1"><text:span text:style-name="T1"><text:tab/><text:tab/></text:span><text:span text:style-name="_5f_OOoComputerKeyWord"><text:span text:style-name="T1">,</text:span></text:span><text:span text:style-name="T1"> </text:span><text:span text:style-name="_5f_OOoComputerKeyWord"><text:span text:style-name="T1">[](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amp;</text:span></text:span><text:span text:style-name="_5f_OOoComputerIdent"><text:span text:style-name="T1">x</text:span></text:span><text:span text:style-name="_5f_OOoComputerKeyWord"><text:span text:style-name="T1">)</text:span></text:span><text:span text:style-name="T1"> </text:span><text:span text:style-name="_5f_OOoComputerKeyWord"><text:span text:style-name="T1">-&gt;</text:span></text:span><text:span text:style-name="T1"> </text:span><text:span text:style-name="_5f_OOoComputerKeyWord"><text:span text:style-name="T1">void</text:span></text:span><text:span text:style-name="T1"> </text:span></text:p>
      <text:p text:style-name="P1"><text:span text:style-name="T1"><text:tab/><text:tab/></text:span><text:span text:style-name="_5f_OOoComputerKeyWord"><text:span text:style-name="T1">{</text:span></text:span><text:span text:style-name="T1"> </text:span></text:p>
      <text:p text:style-name="P1"><text:span text:style-name="T1"><text:tab/><text:tab/><text:tab/></text:span><text:span text:style-name="_5f_OOoComputerIdent"><text:span text:style-name="T1">qsort</text:span></text:span><text:span text:style-name="_5f_OOoComputerKeyWord"><text:span text:style-name="T1">(&amp;</text:span></text:span><text:span text:style-name="_5f_OOoComputerIdent"><text:span text:style-name="T1">x</text:span></text:span><text:span text:style-name="_5f_OOoComputerKeyWord"><text:span text:style-name="T1">[</text:span></text:span><text:span text:style-name="_5f_OOoComputerLiteral"><text:span text:style-name="T1">0</text:span></text:span><text:span text:style-name="_5f_OOoComputerKeyWord"><text:span text:style-name="T1">]</text:span></text:span><text:span text:style-name="T1"> </text:span></text:p>
      <text:p text:style-name="P1"><text:span text:style-name="T1"><text:tab/><text:tab/><text:tab/><text:tab/></text:span><text:span text:style-name="_5f_OOoComputerKeyWord"><text:span text:style-name="T1">,</text:span></text:span><text:span text:style-name="T1"> 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size</text:span></text:span><text:span text:style-name="_5f_OOoComputerKeyWord"><text:span text:style-name="T1">()</text:span></text:span><text:span text:style-name="T1"> </text:span></text:p>
      <text:p text:style-name="P1"><text:span text:style-name="T1"><text:tab/><text:tab/><text:tab/><text:tab/></text:span><text:span text:style-name="_5f_OOoComputerKeyWord"><text:span text:style-name="T1">,</text:span></text:span><text:span text:style-name="T1"> </text:span><text:span text:style-name="_5f_OOoComputerKeyWord"><text:span text:style-name="T1">sizeof(std::</text:span></text:span><text:span text:style-name="_5f_OOoComputerIdent"><text:span text:style-name="T1">string</text:span></text:span><text:span text:style-name="_5f_OOoComputerKeyWord"><text:span text:style-name="T1">)</text:span></text:span><text:span text:style-name="T1"> </text:span></text:p>
      <text:p text:style-name="P1"><text:span text:style-name="T1"><text:tab/><text:tab/><text:tab/><text:tab/></text:span><text:span text:style-name="_5f_OOoComputerKeyWord"><text:span text:style-name="T1">,</text:span></text:span><text:span text:style-name="T1"> </text:span><text:span text:style-name="_5f_OOoComputerKeyWord"><text:span text:style-name="T1">[](const</text:span></text:span><text:span text:style-name="T1"> </text:span><text:span text:style-name="_5f_OOoComputerKeyWord"><text:span text:style-name="T1">void</text:span></text:span><text:span text:style-name="T1"> </text:span><text:span text:style-name="_5f_OOoComputerKeyWord"><text:span text:style-name="T1">*</text:span></text:span><text:span text:style-name="_5f_OOoComputerIdent"><text:span text:style-name="T1">x</text:span></text:span><text:span text:style-name="_5f_OOoComputerKeyWord"><text:span text:style-name="T1">,</text:span></text:span><text:span text:style-name="T1"> </text:span><text:span text:style-name="_5f_OOoComputerKeyWord"><text:span text:style-name="T1">const</text:span></text:span><text:span text:style-name="T1"> </text:span><text:span text:style-name="_5f_OOoComputerKeyWord"><text:span text:style-name="T1">void</text:span></text:span><text:span text:style-name="T1"> </text:span><text:span text:style-name="_5f_OOoComputerKeyWord"><text:span text:style-name="T1">*</text:span></text:span><text:span text:style-name="_5f_OOoComputerIdent"><text:span text:style-name="T1">y</text:span></text:span><text:span text:style-name="_5f_OOoComputerKeyWord"><text:span text:style-name="T1">)</text:span></text:span><text:span text:style-name="T1"> </text:span><text:span text:style-name="_5f_OOoComputerKeyWord"><text:span text:style-name="T1">-&gt;</text:span></text:span><text:span text:style-name="T1"> </text:span><text:span text:style-name="_5f_OOoComputerKeyWord"><text:span text:style-name="T1">int</text:span></text:span><text:span text:style-name="T1"> </text:span></text:p>
      <text:p text:style-name="P1"><text:span text:style-name="T1"><text:tab/><text:tab/><text:tab/><text:tab/><text:tab/></text:span><text:span text:style-name="_5f_OOoComputerKeyWord"><text:span text:style-name="T1">{</text:span></text:span><text:span text:style-name="T1"> </text:span></text:p>
      <text:p text:style-name="P1"><text:span text:style-name="T1"><text:tab/><text:tab/><text:tab/><text:tab/><text:tab/><text:tab/></text:span><text:span text:style-name="_5f_OOoComputerKeyWord"><text:span text:style-name="T1">return</text:span></text:span><text:span text:style-name="T1"> </text:span><text:span text:style-name="_5f_OOoComputerKeyWord"><text:span text:style-name="T1">((std::</text:span></text:span><text:span text:style-name="_5f_OOoComputerIdent"><text:span text:style-name="T1">string</text:span></text:span><text:span text:style-name="_5f_OOoComputerKeyWord"><text:span text:style-name="T1">*)</text:span></text:span><text:span text:style-name="_5f_OOoComputerIdent"><text:span text:style-name="T1">x</text:span></text:span><text:span text:style-name="_5f_OOoComputerKeyWord"><text:span text:style-name="T1">)-&gt;</text:span></text:span><text:span text:style-name="_5f_OOoComputerIdent"><text:span text:style-name="T1">compare</text:span></text:span><text:span text:style-name="_5f_OOoComputerKeyWord"><text:span text:style-name="T1">(*(std::</text:span></text:span><text:span text:style-name="_5f_OOoComputerIdent"><text:span text:style-name="T1">string</text:span></text:span><text:span text:style-name="_5f_OOoComputerKeyWord"><text:span text:style-name="T1">*)</text:span></text:span><text:span text:style-name="_5f_OOoComputerIdent"><text:span text:style-name="T1">y</text:span></text:span><text:span text:style-name="_5f_OOoComputerKeyWord"><text:span text:style-name="T1">);</text:span></text:span><text:span text:style-name="T1"> </text:span></text:p>
      <text:p text:style-name="P1"><text:span text:style-name="T1"><text:tab/><text:tab/><text:tab/><text:tab/><text:tab/></text:span><text:span text:style-name="_5f_OOoComputerKeyWord"><text:span text:style-name="T1">});</text:span></text:span><text:span text:style-name="T1"> </text:span></text:p>
      <text:p text:style-name="P1"><text:span text:style-name="T1"><text:tab/><text:tab/></text:span><text:span text:style-name="_5f_OOoComputerKeyWord"><text:span text:style-name="T1">}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 </text:span></text:p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 std::sort(std::vector) </text:span></text:span></text:p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random_shuffle</text:span></text:span><text:span text:style-name="_5f_OOoComputerKeyWord"><text:span text:style-name="T1">(</text:span>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 </text:span></text:p>
      <text:p text:style-name="P1"><text:soft-page-break/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td::sort(std::vector) time: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get_time</text:span></text:span><text:span text:style-name="_5f_OOoComputerKeyWord"><text:span text:style-name="T1">&lt;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gt;(</text:span></text:span><text:span text:style-name="_5f_OOoComputerIdent"><text:span text:style-name="T1">lines</text:span></text:span><text:span text:style-name="T1"> </text:span></text:p>
      <text:p text:style-name="P1"><text:span text:style-name="T1"><text:tab/><text:tab/></text:span><text:span text:style-name="_5f_OOoComputerKeyWord"><text:span text:style-name="T1">,</text:span></text:span><text:span text:style-name="T1"> </text:span><text:span text:style-name="_5f_OOoComputerKeyWord"><text:span text:style-name="T1">[](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amp;</text:span></text:span><text:span text:style-name="_5f_OOoComputerIdent"><text:span text:style-name="T1">x</text:span></text:span><text:span text:style-name="_5f_OOoComputerKeyWord"><text:span text:style-name="T1">)</text:span></text:span><text:span text:style-name="T1"> </text:span><text:span text:style-name="_5f_OOoComputerKeyWord"><text:span text:style-name="T1">-&gt;</text:span></text:span><text:span text:style-name="T1"> </text:span><text:span text:style-name="_5f_OOoComputerKeyWord"><text:span text:style-name="T1">void</text:span></text:span><text:span text:style-name="T1"> </text:span></text:p>
      <text:p text:style-name="P1"><text:span text:style-name="T1"><text:tab/><text:tab/></text:span><text:span text:style-name="_5f_OOoComputerKeyWord"><text:span text:style-name="T1">{</text:span></text:span><text:span text:style-name="T1"> </text:span></text:p>
      <text:p text:style-name="P1"><text:span text:style-name="T1"><text:tab/><text:tab/><text:tab/></text:span><text:span text:style-name="_5f_OOoComputerKeyWord"><text:span text:style-name="T1">std::</text:span></text:span><text:span text:style-name="_5f_OOoComputerIdent"><text:span text:style-name="T1">sort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 </text:span></text:p>
      <text:p text:style-name="P1"><text:span text:style-name="T1"><text:tab/><text:tab/></text:span><text:span text:style-name="_5f_OOoComputerKeyWord"><text:span text:style-name="T1">}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 </text:span></text:p>
      <text:p text:style-name="P3"/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 std::stable_sort </text:span></text:span></text:p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random_shuffle</text:span></text:span><text:span text:style-name="_5f_OOoComputerKeyWord"><text:span text:style-name="T1">(</text:span>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 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td::stable_sort(std::vector) time: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get_time</text:span></text:span><text:span text:style-name="_5f_OOoComputerKeyWord"><text:span text:style-name="T1">&lt;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gt;(</text:span></text:span><text:span text:style-name="_5f_OOoComputerIdent"><text:span text:style-name="T1">lines</text:span></text:span><text:span text:style-name="T1"> </text:span></text:p>
      <text:p text:style-name="P1"><text:span text:style-name="T1"><text:tab/><text:tab/></text:span><text:span text:style-name="_5f_OOoComputerKeyWord"><text:span text:style-name="T1">,</text:span></text:span><text:span text:style-name="T1"> </text:span><text:span text:style-name="_5f_OOoComputerKeyWord"><text:span text:style-name="T1">[](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amp;</text:span></text:span><text:span text:style-name="_5f_OOoComputerIdent"><text:span text:style-name="T1">x</text:span></text:span><text:span text:style-name="_5f_OOoComputerKeyWord"><text:span text:style-name="T1">)</text:span></text:span><text:span text:style-name="T1"> </text:span><text:span text:style-name="_5f_OOoComputerKeyWord"><text:span text:style-name="T1">-&gt;</text:span></text:span><text:span text:style-name="T1"> </text:span><text:span text:style-name="_5f_OOoComputerKeyWord"><text:span text:style-name="T1">void</text:span></text:span><text:span text:style-name="T1"> </text:span></text:p>
      <text:p text:style-name="P1"><text:span text:style-name="T1"><text:tab/><text:tab/></text:span><text:span text:style-name="_5f_OOoComputerKeyWord"><text:span text:style-name="T1">{</text:span></text:span><text:span text:style-name="T1"> </text:span></text:p>
      <text:p text:style-name="P1"><text:span text:style-name="T1"><text:tab/><text:tab/><text:tab/></text:span><text:span text:style-name="_5f_OOoComputerKeyWord"><text:span text:style-name="T1">std::</text:span></text:span><text:span text:style-name="_5f_OOoComputerIdent"><text:span text:style-name="T1">stable_sort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 </text:span></text:p>
      <text:p text:style-name="P1"><text:span text:style-name="T1"><text:tab/><text:tab/></text:span><text:span text:style-name="_5f_OOoComputerKeyWord"><text:span text:style-name="T1">}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 </text:span></text:p>
      <text:p text:style-name="P3"/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 std::list::sort() </text:span></text:span></text:p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std::random_shuffle(lines_list.begin(), lines_list.end()); // cannot apply to list, is already random </text:span>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td::list::sort() time: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get_time</text:span></text:span><text:span text:style-name="_5f_OOoComputerKeyWord"><text:span text:style-name="T1">&lt;std::</text:span></text:span><text:span text:style-name="_5f_OOoComputerIdent"><text:span text:style-name="T1">list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gt;(</text:span></text:span><text:span text:style-name="_5f_OOoComputerIdent"><text:span text:style-name="T1">lines_list</text:span></text:span><text:span text:style-name="T1"> </text:span></text:p>
      <text:p text:style-name="P1"><text:span text:style-name="T1"><text:tab/><text:tab/></text:span><text:span text:style-name="_5f_OOoComputerKeyWord"><text:span text:style-name="T1">,</text:span></text:span><text:span text:style-name="T1"> </text:span><text:span text:style-name="_5f_OOoComputerKeyWord"><text:span text:style-name="T1">[](std::</text:span></text:span><text:span text:style-name="_5f_OOoComputerIdent"><text:span text:style-name="T1">list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amp;</text:span></text:span><text:span text:style-name="_5f_OOoComputerIdent"><text:span text:style-name="T1">x</text:span></text:span><text:span text:style-name="_5f_OOoComputerKeyWord"><text:span text:style-name="T1">)</text:span></text:span><text:span text:style-name="T1"> </text:span><text:span text:style-name="_5f_OOoComputerKeyWord"><text:span text:style-name="T1">-&gt;</text:span></text:span><text:span text:style-name="T1"> </text:span><text:span text:style-name="_5f_OOoComputerKeyWord"><text:span text:style-name="T1">void</text:span></text:span><text:span text:style-name="T1"> </text:span></text:p>
      <text:p text:style-name="P1"><text:span text:style-name="T1"><text:tab/><text:tab/></text:span><text:span text:style-name="_5f_OOoComputerKeyWord"><text:span text:style-name="T1">{</text:span></text:span><text:span text:style-name="T1"> </text:span></text:p>
      <text:p text:style-name="P1"><text:span text:style-name="T1"><text:tab/><text:tab/><text:tab/>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sort</text:span></text:span><text:span text:style-name="_5f_OOoComputerKeyWord"><text:span text:style-name="T1">();</text:span></text:span><text:span text:style-name="T1"> </text:span></text:p>
      <text:p text:style-name="P1"><text:span text:style-name="T1"><text:tab/><text:tab/></text:span><text:span text:style-name="_5f_OOoComputerKeyWord"><text:span text:style-name="T1">}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 </text:span></text:p>
      <text:p text:style-name="P3"/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 Zad 2 </text:span></text:span></text:p>
      <text:p text:style-name="P1"><text:span text:style-name="T1"><text:tab/></text:span><text:span text:style-name="_5f_OOoComputerComment"><text:span text:style-name="T1">// </text:span></text:span></text:p>
      <text:p text:style-name="P3"/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Comment"><text:span text:style-name="T1">// std::sort(std::vector) for reversed strings </text:span></text:span></text:p>
      <text:p text:style-name="P1"><text:span text:style-name="T1"><text:tab/></text:span><text:span text:style-name="_5f_OOoComputerComment"><text:span text:style-name="T1">// </text:span>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random_shuffle</text:span></text:span><text:span text:style-name="_5f_OOoComputerKeyWord"><text:span text:style-name="T1">(</text:span>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lines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);</text:span></text:span><text:span text:style-name="T1"> </text:span></text:p>
      <text:p text:style-name="P1"><text:span text:style-name="T1"><text:tab/></text:span><text:span text:style-name="_5f_OOoComputerKeyWord"><text:span text:style-name="T1">std::</text:span></text:span><text:span text:style-name="_5f_OOoComputerIdent"><text:span text:style-name="T1">cout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td::sort(std::vector) for reversed strings time: "</text:span></text:span><text:span text:style-name="T1"> </text:span><text:span text:style-name="_5f_OOoComputerKeyWord"><text:span text:style-name="T1">&lt;&lt;</text:span></text:span><text:span text:style-name="T1"> </text:span><text:span text:style-name="_5f_OOoComputerIdent"><text:span text:style-name="T1">get_time</text:span></text:span><text:span text:style-name="_5f_OOoComputerKeyWord"><text:span text:style-name="T1">&lt;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gt;(</text:span></text:span><text:span text:style-name="_5f_OOoComputerIdent"><text:span text:style-name="T1">lines</text:span></text:span><text:span text:style-name="T1"> </text:span></text:p>
      <text:p text:style-name="P1"><text:span text:style-name="T1"><text:tab/><text:tab/></text:span><text:span text:style-name="_5f_OOoComputerKeyWord"><text:span text:style-name="T1">,</text:span></text:span><text:span text:style-name="T1"> </text:span><text:span text:style-name="_5f_OOoComputerKeyWord"><text:span text:style-name="T1">[](std::</text:span></text:span><text:span text:style-name="_5f_OOoComputerIdent"><text:span text:style-name="T1">vector</text:span></text:span><text:span text:style-name="_5f_OOoComputerKeyWord"><text:span text:style-name="T1">&lt;std::</text:span></text:span><text:span text:style-name="_5f_OOoComputerIdent"><text:span text:style-name="T1">string</text:span></text:span><text:span text:style-name="_5f_OOoComputerKeyWord"><text:span text:style-name="T1">&gt;</text:span></text:span><text:span text:style-name="T1"> </text:span><text:span text:style-name="_5f_OOoComputerKeyWord"><text:span text:style-name="T1">&amp;</text:span></text:span><text:span text:style-name="_5f_OOoComputerIdent"><text:span text:style-name="T1">x</text:span></text:span><text:span text:style-name="_5f_OOoComputerKeyWord"><text:span text:style-name="T1">)</text:span></text:span><text:span text:style-name="T1"> </text:span><text:span text:style-name="_5f_OOoComputerKeyWord"><text:span text:style-name="T1">-&gt;</text:span></text:span><text:span text:style-name="T1"> </text:span><text:span text:style-name="_5f_OOoComputerKeyWord"><text:span text:style-name="T1">void</text:span></text:span><text:span text:style-name="T1"> </text:span></text:p>
      <text:p text:style-name="P1"><text:span text:style-name="T1"><text:tab/><text:tab/></text:span><text:span text:style-name="_5f_OOoComputerKeyWord"><text:span text:style-name="T1">{</text:span></text:span><text:span text:style-name="T1"> </text:span></text:p>
      <text:p text:style-name="P1"><text:span text:style-name="T1"><text:tab/><text:tab/><text:tab/></text:span><text:span text:style-name="_5f_OOoComputerComment"><text:span text:style-name="T1">// Reverse string sorting function </text:span></text:span></text:p>
      <text:p text:style-name="P1"><text:span text:style-name="T1"><text:tab/><text:tab/><text:tab/></text:span><text:span text:style-name="_5f_OOoComputerKeyWord"><text:span text:style-name="T1">std::</text:span></text:span><text:span text:style-name="_5f_OOoComputerIdent"><text:span text:style-name="T1">function</text:span></text:span><text:span text:style-name="_5f_OOoComputerKeyWord"><text:span text:style-name="T1">&lt;bool(std::</text:span></text:span><text:span text:style-name="_5f_OOoComputerIdent"><text:span text:style-name="T1">string</text:span></text:span><text:span text:style-name="_5f_OOoComputerKeyWord"><text:span text:style-name="T1">,</text:span></text:span><text:span text:style-name="T1"> </text:span><text:span text:style-name="_5f_OOoComputerKeyWord"><text:span text:style-name="T1">std::</text:span></text:span><text:span text:style-name="_5f_OOoComputerIdent"><text:span text:style-name="T1">string</text:span></text:span><text:span text:style-name="_5f_OOoComputerKeyWord"><text:span text:style-name="T1">)&gt;</text:span></text:span><text:span text:style-name="T1"> </text:span><text:span text:style-name="_5f_OOoComputerIdent"><text:span text:style-name="T1">reverse_sorting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[](std::</text:span></text:span><text:span text:style-name="_5f_OOoComputerIdent"><text:span text:style-name="T1">string</text:span></text:span><text:span text:style-name="T1"> </text:span><text:span text:style-name="_5f_OOoComputerIdent"><text:span text:style-name="T1">i</text:span></text:span><text:span text:style-name="_5f_OOoComputerKeyWord"><text:span text:style-name="T1">,</text:span></text:span><text:span text:style-name="T1"> </text:span><text:span text:style-name="_5f_OOoComputerKeyWord"><text:span text:style-name="T1">std::</text:span></text:span><text:span text:style-name="_5f_OOoComputerIdent"><text:span text:style-name="T1">string</text:span></text:span><text:span text:style-name="T1"> </text:span><text:span text:style-name="_5f_OOoComputerIdent"><text:span text:style-name="T1">j</text:span></text:span><text:span text:style-name="_5f_OOoComputerKeyWord"><text:span text:style-name="T1">)</text:span></text:span><text:span text:style-name="T1"> </text:span><text:span text:style-name="_5f_OOoComputerKeyWord"><text:span text:style-name="T1">-&gt;</text:span></text:span><text:span text:style-name="T1"> </text:span><text:span text:style-name="_5f_OOoComputerKeyWord"><text:span text:style-name="T1">bool</text:span></text:span><text:span text:style-name="T1"> </text:span></text:p>
      <text:p text:style-name="P1"><text:span text:style-name="T1"><text:tab/><text:tab/><text:tab/></text:span><text:span text:style-name="_5f_OOoComputerKeyWord"><text:span text:style-name="T1">{</text:span></text:span><text:span text:style-name="T1"> </text:span></text:p>
      <text:p text:style-name="P1"><text:span text:style-name="T1"><text:tab/><text:tab/><text:tab/><text:tab/></text:span><text:span text:style-name="_5f_OOoComputerKeyWord"><text:span text:style-name="T1">return</text:span></text:span><text:span text:style-name="T1"> </text:span><text:span text:style-name="_5f_OOoComputerKeyWord"><text:span text:style-name="T1">std::</text:span></text:span><text:span text:style-name="_5f_OOoComputerIdent"><text:span text:style-name="T1">string</text:span></text:span><text:span text:style-name="_5f_OOoComputerKeyWord"><text:span text:style-name="T1">(</text:span></text:span><text:span text:style-name="_5f_OOoComputerIdent"><text:span text:style-name="T1">i</text:span></text:span><text:span text:style-name="_5f_OOoComputerKeyWord"><text:span text:style-name="T1">.</text:span></text:span><text:span text:style-name="_5f_OOoComputerIdent"><text:span text:style-name="T1">rbegin</text:span></text:span><text:span text:style-name="_5f_OOoComputerKeyWord"><text:span text:style-name="T1">(),</text:span></text:span><text:span text:style-name="T1"> </text:span><text:span text:style-name="_5f_OOoComputerIdent"><text:span text:style-name="T1">i</text:span></text:span><text:span text:style-name="_5f_OOoComputerKeyWord"><text:span text:style-name="T1">.</text:span></text:span><text:span text:style-name="_5f_OOoComputerIdent"><text:span text:style-name="T1">rend</text:span></text:span><text:span text:style-name="_5f_OOoComputerKeyWord"><text:span text:style-name="T1">())</text:span></text:span><text:span text:style-name="T1"> </text:span><text:span text:style-name="_5f_OOoComputerKeyWord"><text:span text:style-name="T1">&lt;</text:span></text:span><text:span text:style-name="T1"> </text:span><text:span text:style-name="_5f_OOoComputerKeyWord"><text:span text:style-name="T1">std::</text:span></text:span><text:span text:style-name="_5f_OOoComputerIdent"><text:span text:style-name="T1">string</text:span></text:span><text:span text:style-name="_5f_OOoComputerKeyWord"><text:span text:style-name="T1">(</text:span></text:span><text:span text:style-name="_5f_OOoComputerIdent"><text:span text:style-name="T1">j</text:span></text:span><text:span text:style-name="_5f_OOoComputerKeyWord"><text:span text:style-name="T1">.</text:span></text:span><text:span text:style-name="_5f_OOoComputerIdent"><text:span text:style-name="T1">rbegin</text:span></text:span><text:span text:style-name="_5f_OOoComputerKeyWord"><text:span text:style-name="T1">(),</text:span></text:span><text:span text:style-name="T1"> </text:span><text:span text:style-name="_5f_OOoComputerIdent"><text:span text:style-name="T1">j</text:span></text:span><text:span text:style-name="_5f_OOoComputerKeyWord"><text:span text:style-name="T1">.</text:span></text:span><text:span text:style-name="_5f_OOoComputerIdent"><text:span text:style-name="T1">rend</text:span></text:span><text:span text:style-name="_5f_OOoComputerKeyWord"><text:span text:style-name="T1">());</text:span></text:span><text:span text:style-name="T1"> </text:span></text:p>
      <text:p text:style-name="P1"><text:span text:style-name="T1"><text:tab/><text:tab/><text:tab/></text:span><text:span text:style-name="_5f_OOoComputerKeyWord"><text:span text:style-name="T1">};</text:span></text:span><text:span text:style-name="T1"> </text:span></text:p>
      <text:p text:style-name="P3"/>
      <text:p text:style-name="P1"><text:span text:style-name="T1"><text:tab/><text:tab/><text:tab/></text:span><text:span text:style-name="_5f_OOoComputerKeyWord"><text:span text:style-name="T1">std::</text:span></text:span><text:span text:style-name="_5f_OOoComputerIdent"><text:span text:style-name="T1">sort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begin</text:span></text:span><text:span text:style-name="_5f_OOoComputerKeyWord"><text:span text:style-name="T1">(),</text:span></text:span><text:span text:style-name="T1"> 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end</text:span></text:span><text:span text:style-name="_5f_OOoComputerKeyWord"><text:span text:style-name="T1">(),</text:span></text:span><text:span text:style-name="T1"> </text:span><text:span text:style-name="_5f_OOoComputerIdent"><text:span text:style-name="T1">reverse_sorting</text:span></text:span><text:span text:style-name="_5f_OOoComputerKeyWord"><text:span text:style-name="T1">);</text:span></text:span><text:span text:style-name="T1"> </text:span></text:p>
      <text:p text:style-name="P1"><text:span text:style-name="T1"><text:tab/><text:tab/></text:span><text:span text:style-name="_5f_OOoComputerKeyWord"><text:span text:style-name="T1">})</text:span></text:span><text:span text:style-name="T1"> </text:span><text:span text:style-name="_5f_OOoComputerKeyWord"><text:span text:style-name="T1">&lt;&lt;</text:span></text:span><text:span text:style-name="T1"> </text:span><text:span text:style-name="_5f_OOoComputerLiteral"><text:span text:style-name="T1">"s\n"</text:span></text:span><text:span text:style-name="_5f_OOoComputerKeyWord"><text:span text:style-name="T1">;</text:span></text:span><text:span text:style-name="T1"> </text:span></text:p>
      <text:p text:style-name="P3"/>
      <text:p text:style-name="P1"><text:span text:style-name="T1"><text:tab/></text:span><text:span text:style-name="_5f_OOoComputerComment"><text:span text:style-name="T1">// For testing </text:span></text:span></text:p>
      <text:p text:style-name="P1"><text:span text:style-name="T1"><text:tab/></text:span><text:span text:style-name="_5f_OOoComputerComment"><text:span text:style-name="T1">//for(std::string s : lines) </text:span></text:span></text:p>
      <text:p text:style-name="P1"><text:span text:style-name="T1"><text:tab/></text:span><text:span text:style-name="_5f_OOoComputerComment"><text:span text:style-name="T1">//{ </text:span></text:span></text:p>
      <text:p text:style-name="P1"><text:span text:style-name="T1"><text:tab/></text:span><text:span text:style-name="_5f_OOoComputerComment"><text:span text:style-name="T1">//<text:tab/>std::cout &lt;&lt; s &lt;&lt; std::endl; </text:span></text:span></text:p>
      <text:p text:style-name="P1"><text:span text:style-name="T1"><text:tab/></text:span><text:span text:style-name="_5f_OOoComputerComment"><text:span text:style-name="T1">//} </text:span></text:span></text:p>
      <text:p text:style-name="P3"/>
      <text:p text:style-name="P1"><text:span text:style-name="T1"><text:tab/></text:span><text:span text:style-name="_5f_OOoComputerKeyWord"><text:span text:style-name="T1">return</text:span></text:span><text:span text:style-name="T1"> </text:span><text:span text:style-name="_5f_OOoComputerLiteral"><text:span text:style-name="T1">0</text:span></text:span><text:span text:style-name="_5f_OOoComputerKeyWord"><text:span text:style-name="T1">;</text:span></text:span><text:span text:style-name="T1"> </text:span><text:span text:style-name="_5f_OOoComputerComment"><text:span text:style-name="T1">//Huge success! </text:span></text:span></text:p>
      <text:p text:style-name="P1"><text:span text:style-name="_5f_OOoComputerKeyWord"><text:span text:style-name="T1">}</text:span></text:span></text:p>
      <text:p text:style-name="P1"><text:span text:style-name="_5f_OOoComputerKeyWord"><text:span text:style-name="T1"/></text:span></text:p>
      <text:p text:style-name="P5"><text:span text:style-name="_5f_OOoComputerComment"><text:span text:style-name="T2">// file2.cpp</text:span></text:span></text:p>
      <text:p text:style-name="P2"><text:span text:style-name="_5f_OOoComputerComment"><text:span text:style-name="T3">//</text:span></text:span></text:p>
      <text:p text:style-name="P2"><text:span text:style-name="_5f_OOoComputerComment"><text:span text:style-name="T2">// Marius Rejdak </text:span></text:span></text:p>
      <text:p text:style-name="P2"><text:span text:style-name="_5f_OOoComputerComment"><text:span text:style-name="T2">// Informatyka, mgr, OS1 </text:span></text:span></text:p>
      <text:p text:style-name="P2"><text:span text:style-name="_5f_OOoComputerKeyWord"><text:span text:style-name="T1"/></text:span></text:p>
      <text:p text:style-name="P2"><text:span text:style-name="_5f_OOoComputerComment"><text:span text:style-name="T7">/*</text:span></text:span><text:span text:style-name="_5f_OOoComputerKeyWord"><text:span text:style-name="T7"> </text:span></text:span></text:p>
      <text:p text:style-name="P2"><text:span text:style-name="_5f_OOoComputerKeyWord"><text:span text:style-name="T7"/></text:span></text:p>
      <text:p text:style-name="P2"><text:span text:style-name="_5f_OOoComputerComment"><text:span text:style-name="T7">Running: </text:span></text:span></text:p>
      <text:p text:style-name="P2"><text:span text:style-name="_5f_OOoComputerComment"><text:span text:style-name="T7">#!/</text:span></text:span><text:span text:style-name="_5f_OOoComputerIdent"><text:span text:style-name="T7">bin/fish </text:span></text:span></text:p>
      <text:p text:style-name="P2"><text:span text:style-name="_5f_OOoComputerIdent"><text:span text:style-name="T7">g</text:span></text:span><text:span text:style-name="_5f_OOoComputerKeyWord"><text:span text:style-name="T7">++ -</text:span></text:span><text:span text:style-name="_5f_OOoComputerIdent"><text:span text:style-name="T7">Wall </text:span></text:span><text:span text:style-name="_5f_OOoComputerKeyWord"><text:span text:style-name="T7">-std=</text:span></text:span><text:span text:style-name="_5f_OOoComputerIdent"><text:span text:style-name="T7">c</text:span></text:span><text:span text:style-name="_5f_OOoComputerKeyWord"><text:span text:style-name="T7">++</text:span></text:span><text:span text:style-name="_5f_OOoComputerLiteral"><text:span text:style-name="T7">11</text:span></text:span><text:span text:style-name="_5f_OOoComputerKeyWord"><text:span text:style-name="T7"> -</text:span></text:span><text:span text:style-name="_5f_OOoComputerIdent"><text:span text:style-name="T7">o3</text:span></text:span><text:span text:style-name="_5f_OOoComputerKeyWord"><text:span text:style-name="T7"> -</text:span></text:span><text:span text:style-name="_5f_OOoComputerIdent"><text:span text:style-name="T7">o</text:span></text:span><text:span text:style-name="_5f_OOoComputerKeyWord"><text:span text:style-name="T7"> </text:span></text:span><text:span text:style-name="_5f_OOoComputerIdent"><text:span text:style-name="T7">file2</text:span></text:span><text:span text:style-name="_5f_OOoComputerKeyWord"><text:span text:style-name="T7"> </text:span></text:span><text:span text:style-name="_5f_OOoComputerIdent"><text:span text:style-name="T7">file2</text:span></text:span><text:span text:style-name="_5f_OOoComputerKeyWord"><text:span text:style-name="T7">.</text:span></text:span><text:span text:style-name="_5f_OOoComputerIdent"><text:span text:style-name="T7">cpp</text:span></text:span><text:span text:style-name="_5f_OOoComputerKeyWord"><text:span text:style-name="T7">; and ./</text:span></text:span><text:span text:style-name="_5f_OOoComputerIdent"><text:span text:style-name="T7">file2</text:span></text:span><text:span text:style-name="_5f_OOoComputerKeyWord"><text:span text:style-name="T7"> </text:span></text:span></text:p>
      <text:p text:style-name="P2"><text:span text:style-name="_5f_OOoComputerKeyWord"><text:span text:style-name="T7"/></text:span></text:p>
      <text:p text:style-name="P2"><text:span text:style-name="_5f_OOoComputerKeyWord"><text:span text:style-name="T7">*/ </text:span></text:span></text:p>
      <text:p text:style-name="P2"><text:span text:style-name="_5f_OOoComputerKeyWord"><text:span text:style-name="T1"/></text:span></text:p>
      <text:p text:style-name="P2"><text:span text:style-name="_5f_OOoComputerKeyWord"><text:span text:style-name="T2">#include &lt;</text:span></text:span><text:span text:style-name="_5f_OOoComputerIdent"><text:span text:style-name="T2">iostream</text:span></text:span><text:span text:style-name="_5f_OOoComputerKeyWord"><text:span text:style-name="T2">&gt;<text:tab/> <text:tab/></text:span></text:span><text:span text:style-name="_5f_OOoComputerComment"><text:span text:style-name="T2">// std::cout, std::endl </text:span></text:span></text:p>
      <text:p text:style-name="P2"><text:span text:style-name="_5f_OOoComputerKeyWord"><text:span text:style-name="T2">#include &lt;</text:span></text:span><text:span text:style-name="_5f_OOoComputerIdent"><text:span text:style-name="T2">vector</text:span></text:span><text:span text:style-name="_5f_OOoComputerKeyWord"><text:span text:style-name="T2">&gt;<text:tab/><text:tab/></text:span></text:span><text:span text:style-name="_5f_OOoComputerComment"><text:span text:style-name="T2">// std::vector </text:span></text:span></text:p>
      <text:p text:style-name="P2"><text:span text:style-name="_5f_OOoComputerKeyWord"><text:span text:style-name="T1"/></text:span></text:p>
      <text:p text:style-name="P2"><text:span text:style-name="_5f_OOoComputerComment"><text:span text:style-name="T2">// </text:span></text:span></text:p>
      <text:p text:style-name="P2"><text:span text:style-name="_5f_OOoComputerComment"><text:span text:style-name="T2">// Zad 3 </text:span></text:span></text:p>
      <text:p text:style-name="P2"><text:span text:style-name="_5f_OOoComputerComment"><text:span text:style-name="T2">// </text:span></text:span></text:p>
      <text:p text:style-name="P2"><text:span text:style-name="_5f_OOoComputerKeyWord"><text:span text:style-name="T2">template &lt;class </text:span></text:span><text:span text:style-name="_5f_OOoComputerIdent"><text:span text:style-name="T2">BidirectionalIterator</text:span></text:span><text:span text:style-name="_5f_OOoComputerKeyWord"><text:span text:style-name="T2">&gt; </text:span></text:span></text:p>
      <text:p text:style-name="P2"><text:span text:style-name="_5f_OOoComputerKeyWord"><text:span text:style-name="T2">bool </text:span></text:span><text:span text:style-name="_5f_OOoComputerIdent"><text:span text:style-name="T2">next_combination</text:span></text:span><text:span text:style-name="_5f_OOoComputerKeyWord"><text:span text:style-name="T2">(</text:span></text:span><text:span text:style-name="_5f_OOoComputerIdent"><text:span text:style-name="T2">BidirectionalIterator</text:span></text:span><text:span text:style-name="_5f_OOoComputerKeyWord"><text:span text:style-name="T2"> </text:span></text:span><text:span text:style-name="_5f_OOoComputerIdent"><text:span text:style-name="T2">first1</text:span></text:span><text:span text:style-name="_5f_OOoComputerKeyWord"><text:span text:style-name="T2">, </text:span></text:span><text:span text:style-name="_5f_OOoComputerIdent"><text:span text:style-name="T2">BidirectionalIterator</text:span></text:span><text:span text:style-name="_5f_OOoComputerKeyWord"><text:span text:style-name="T2"> </text:span></text:span><text:span text:style-name="_5f_OOoComputerIdent"><text:span text:style-name="T2">last1</text:span></text:span><text:span text:style-name="_5f_OOoComputerKeyWord"><text:span text:style-name="T2">, </text:span></text:span><text:span text:style-name="_5f_OOoComputerIdent"><text:span text:style-name="T2">BidirectionalIterator</text:span></text:span><text:span text:style-name="_5f_OOoComputerKeyWord"><text:span text:style-name="T2"> </text:span></text:span><text:span text:style-name="_5f_OOoComputerIdent"><text:span text:style-name="T2">first2</text:span></text:span><text:span text:style-name="_5f_OOoComputerKeyWord"><text:span text:style-name="T2">, </text:span></text:span><text:span text:style-name="_5f_OOoComputerIdent"><text:span text:style-name="T2">BidirectionalIterator</text:span></text:span><text:span text:style-name="_5f_OOoComputerKeyWord"><text:span text:style-name="T2"> </text:span></text:span><text:span text:style-name="_5f_OOoComputerIdent"><text:span text:style-name="T2">last2</text:span></text:span><text:span text:style-name="_5f_OOoComputerKeyWord"><text:span text:style-name="T2">) </text:span></text:span></text:p>
      <text:p text:style-name="P2"><text:span text:style-name="_5f_OOoComputerKeyWord"><text:span text:style-name="T2">{ </text:span></text:span></text:p>
      <text:p text:style-name="P2"><text:span text:style-name="_5f_OOoComputerKeyWord"><text:span text:style-name="T2"><text:tab/>bool </text:span></text:span><text:span text:style-name="_5f_OOoComputerIdent"><text:span text:style-name="T2">b</text:span></text:span><text:span text:style-name="_5f_OOoComputerKeyWord"><text:span text:style-name="T2"> = false; </text:span></text:span></text:p>
      <text:p text:style-name="P2"><text:span text:style-name="_5f_OOoComputerKeyWord"><text:span text:style-name="T2"><text:tab/></text:span></text:span><text:span text:style-name="_5f_OOoComputerIdent"><text:span text:style-name="T2">BidirectionalIterator</text:span></text:span><text:span text:style-name="_5f_OOoComputerKeyWord"><text:span text:style-name="T2"> </text:span></text:span><text:span text:style-name="_5f_OOoComputerIdent"><text:span text:style-name="T2">vi_it</text:span></text:span><text:span text:style-name="_5f_OOoComputerKeyWord"><text:span text:style-name="T2"> = </text:span></text:span><text:span text:style-name="_5f_OOoComputerIdent"><text:span text:style-name="T2">last1</text:span></text:span><text:span text:style-name="_5f_OOoComputerKeyWord"><text:span text:style-name="T2">-</text:span></text:span><text:span text:style-name="_5f_OOoComputerLiteral"><text:span text:style-name="T2">1</text:span></text:span><text:span text:style-name="_5f_OOoComputerKeyWord"><text:span text:style-name="T2">, </text:span></text:span><text:span text:style-name="_5f_OOoComputerIdent"><text:span text:style-name="T2">vc_it</text:span></text:span><text:span text:style-name="_5f_OOoComputerKeyWord"><text:span text:style-name="T2">; </text:span></text:span></text:p>
      <text:p text:style-name="P2"><text:span text:style-name="_5f_OOoComputerKeyWord"><text:span text:style-name="T1"/></text:span></text:p>
      <text:p text:style-name="P2"><text:span text:style-name="_5f_OOoComputerKeyWord"><text:span text:style-name="T2"><text:tab/>for(auto </text:span></text:span><text:span text:style-name="_5f_OOoComputerIdent"><text:span text:style-name="T2">it1</text:span></text:span><text:span text:style-name="_5f_OOoComputerKeyWord"><text:span text:style-name="T2"> = </text:span></text:span><text:span text:style-name="_5f_OOoComputerIdent"><text:span text:style-name="T2">last2</text:span></text:span><text:span text:style-name="_5f_OOoComputerKeyWord"><text:span text:style-name="T2">-</text:span></text:span><text:span text:style-name="_5f_OOoComputerLiteral"><text:span text:style-name="T2">1</text:span></text:span><text:span text:style-name="_5f_OOoComputerKeyWord"><text:span text:style-name="T2">; </text:span></text:span><text:span text:style-name="_5f_OOoComputerIdent"><text:span text:style-name="T2">it1</text:span></text:span><text:span text:style-name="_5f_OOoComputerKeyWord"><text:span text:style-name="T2"> != </text:span></text:span><text:span text:style-name="_5f_OOoComputerIdent"><text:span text:style-name="T2">first2</text:span></text:span><text:span text:style-name="_5f_OOoComputerKeyWord"><text:span text:style-name="T2"> || </text:span></text:span><text:span text:style-name="_5f_OOoComputerIdent"><text:span text:style-name="T2">it1</text:span></text:span><text:span text:style-name="_5f_OOoComputerKeyWord"><text:span text:style-name="T2"> == </text:span></text:span><text:span text:style-name="_5f_OOoComputerIdent"><text:span text:style-name="T2">first2</text:span></text:span><text:span text:style-name="_5f_OOoComputerKeyWord"><text:span text:style-name="T2">; --</text:span></text:span><text:span text:style-name="_5f_OOoComputerIdent"><text:span text:style-name="T2">it1</text:span></text:span><text:span text:style-name="_5f_OOoComputerKeyWord"><text:span text:style-name="T2">, --</text:span></text:span><text:span text:style-name="_5f_OOoComputerIdent"><text:span text:style-name="T2">vi_it</text:span></text:span><text:span text:style-name="_5f_OOoComputerKeyWord"><text:span text:style-name="T2">) </text:span></text:span></text:p>
      <text:p text:style-name="P2"><text:span text:style-name="_5f_OOoComputerKeyWord"><text:span text:style-name="T2"><text:tab/>{ </text:span></text:span></text:p>
      <text:p text:style-name="P2"><text:span text:style-name="_5f_OOoComputerKeyWord"><text:span text:style-name="T2"><text:tab/><text:tab/>if(*</text:span></text:span><text:span text:style-name="_5f_OOoComputerIdent"><text:span text:style-name="T2">it1</text:span></text:span><text:span text:style-name="_5f_OOoComputerKeyWord"><text:span text:style-name="T2"> == *</text:span></text:span><text:span text:style-name="_5f_OOoComputerIdent"><text:span text:style-name="T2">vi_it</text:span></text:span><text:span text:style-name="_5f_OOoComputerKeyWord"><text:span text:style-name="T2">) </text:span></text:span></text:p>
      <text:p text:style-name="P2"><text:span text:style-name="_5f_OOoComputerKeyWord"><text:span text:style-name="T2"><text:tab/><text:tab/>{ </text:span></text:span></text:p>
      <text:p text:style-name="P2"><text:span text:style-name="_5f_OOoComputerKeyWord"><text:span text:style-name="T2"><text:tab/><text:tab/><text:tab/>if(</text:span></text:span><text:span text:style-name="_5f_OOoComputerIdent"><text:span text:style-name="T2">it1</text:span></text:span><text:span text:style-name="_5f_OOoComputerKeyWord"><text:span text:style-name="T2"> != </text:span></text:span><text:span text:style-name="_5f_OOoComputerIdent"><text:span text:style-name="T2">first2</text:span></text:span><text:span text:style-name="_5f_OOoComputerKeyWord"><text:span text:style-name="T2">) </text:span></text:span></text:p>
      <text:p text:style-name="P2"><text:span text:style-name="_5f_OOoComputerKeyWord"><text:span text:style-name="T2"><text:tab/><text:tab/><text:tab/>{ </text:span></text:span></text:p>
      <text:p text:style-name="P2"><text:span text:style-name="_5f_OOoComputerKeyWord"><text:span text:style-name="T2"><text:tab/><text:tab/><text:tab/><text:tab/></text:span></text:span><text:span text:style-name="_5f_OOoComputerIdent"><text:span text:style-name="T2">b</text:span></text:span><text:span text:style-name="_5f_OOoComputerKeyWord"><text:span text:style-name="T2"> = true; </text:span></text:span></text:p>
      <text:p text:style-name="P2"><text:span text:style-name="_5f_OOoComputerKeyWord"><text:span text:style-name="T2"><text:tab/><text:tab/><text:tab/><text:tab/></text:span></text:span><text:span text:style-name="_5f_OOoComputerIdent"><text:span text:style-name="T2">vc_it</text:span></text:span><text:span text:style-name="_5f_OOoComputerKeyWord"><text:span text:style-name="T2"> = </text:span></text:span><text:span text:style-name="_5f_OOoComputerIdent"><text:span text:style-name="T2">it1</text:span></text:span><text:span text:style-name="_5f_OOoComputerKeyWord"><text:span text:style-name="T2">-</text:span></text:span><text:span text:style-name="_5f_OOoComputerLiteral"><text:span text:style-name="T2">1</text:span></text:span><text:span text:style-name="_5f_OOoComputerKeyWord"><text:span text:style-name="T2">; </text:span></text:span></text:p>
      <text:p text:style-name="P2"><text:span text:style-name="_5f_OOoComputerKeyWord"><text:span text:style-name="T2"><text:tab/><text:tab/><text:tab/><text:tab/>continue; </text:span></text:span></text:p>
      <text:p text:style-name="P2"><text:span text:style-name="_5f_OOoComputerKeyWord"><text:span text:style-name="T2"><text:tab/><text:tab/><text:tab/>} </text:span></text:span></text:p>
      <text:p text:style-name="P2"><text:span text:style-name="_5f_OOoComputerKeyWord"><text:span text:style-name="T2"><text:tab/><text:tab/><text:tab/>else </text:span></text:span></text:p>
      <text:p text:style-name="P2"><text:span text:style-name="_5f_OOoComputerKeyWord"><text:span text:style-name="T2"><text:tab/><text:tab/><text:tab/>{ </text:span></text:span></text:p>
      <text:p text:style-name="P2"><text:span text:style-name="_5f_OOoComputerKeyWord"><text:span text:style-name="T2"><text:tab/><text:tab/><text:tab/><text:tab/>return false; </text:span></text:span></text:p>
      <text:p text:style-name="P2"><text:span text:style-name="_5f_OOoComputerKeyWord"><text:span text:style-name="T2"><text:tab/><text:tab/><text:tab/>} </text:span></text:span></text:p>
      <text:p text:style-name="P2"><text:span text:style-name="_5f_OOoComputerKeyWord"><text:span text:style-name="T2"><text:tab/><text:tab/>} </text:span></text:span></text:p>
      <text:p text:style-name="P2"><text:span text:style-name="_5f_OOoComputerKeyWord"><text:span text:style-name="T2"><text:tab/><text:tab/>else </text:span></text:span></text:p>
      <text:p text:style-name="P2"><text:span text:style-name="_5f_OOoComputerKeyWord"><text:span text:style-name="T2"><text:tab/><text:tab/>{ </text:span></text:span></text:p>
      <text:p text:style-name="P2"><text:span text:style-name="_5f_OOoComputerKeyWord"><text:span text:style-name="T2"><text:tab/><text:tab/><text:tab/>if(</text:span></text:span><text:span text:style-name="_5f_OOoComputerIdent"><text:span text:style-name="T2">b</text:span></text:span><text:span text:style-name="_5f_OOoComputerKeyWord"><text:span text:style-name="T2">) </text:span></text:span></text:p>
      <text:p text:style-name="P2"><text:span text:style-name="_5f_OOoComputerKeyWord"><text:span text:style-name="T2"><text:tab/><text:tab/><text:tab/>{ </text:span></text:span></text:p>
      <text:p text:style-name="P2"><text:span text:style-name="_5f_OOoComputerKeyWord"><text:span text:style-name="T2"><text:tab/><text:tab/><text:tab/><text:tab/>auto </text:span></text:span><text:span text:style-name="_5f_OOoComputerIdent"><text:span text:style-name="T2">tmp</text:span></text:span><text:span text:style-name="_5f_OOoComputerKeyWord"><text:span text:style-name="T2"> = </text:span></text:span><text:span text:style-name="_5f_OOoComputerIdent"><text:span text:style-name="T2">it1</text:span></text:span><text:span text:style-name="_5f_OOoComputerKeyWord"><text:span text:style-name="T2">; </text:span></text:span></text:p>
      <text:p text:style-name="P2"><text:span text:style-name="_5f_OOoComputerKeyWord"><text:span text:style-name="T2"><text:tab/><text:tab/><text:tab/><text:tab/>for(auto </text:span></text:span><text:span text:style-name="_5f_OOoComputerIdent"><text:span text:style-name="T2">it2</text:span></text:span><text:span text:style-name="_5f_OOoComputerKeyWord"><text:span text:style-name="T2"> = </text:span></text:span><text:span text:style-name="_5f_OOoComputerIdent"><text:span text:style-name="T2">first1</text:span></text:span><text:span text:style-name="_5f_OOoComputerKeyWord"><text:span text:style-name="T2">; </text:span></text:span><text:span text:style-name="_5f_OOoComputerIdent"><text:span text:style-name="T2">it2</text:span></text:span><text:span text:style-name="_5f_OOoComputerKeyWord"><text:span text:style-name="T2"> != </text:span></text:span><text:span text:style-name="_5f_OOoComputerIdent"><text:span text:style-name="T2">last1</text:span></text:span><text:span text:style-name="_5f_OOoComputerKeyWord"><text:span text:style-name="T2">; ++</text:span></text:span><text:span text:style-name="_5f_OOoComputerIdent"><text:span text:style-name="T2">it2</text:span></text:span><text:span text:style-name="_5f_OOoComputerKeyWord"><text:span text:style-name="T2">) </text:span></text:span></text:p>
      <text:p text:style-name="P2"><text:span text:style-name="_5f_OOoComputerKeyWord"><text:span text:style-name="T2"><text:tab/><text:tab/><text:tab/><text:tab/>{ </text:span></text:span></text:p>
      <text:p text:style-name="P2"><text:span text:style-name="_5f_OOoComputerKeyWord"><text:span text:style-name="T2"><text:tab/><text:tab/><text:tab/><text:tab/><text:tab/>if(*</text:span></text:span><text:span text:style-name="_5f_OOoComputerIdent"><text:span text:style-name="T2">vc_it</text:span></text:span><text:span text:style-name="_5f_OOoComputerKeyWord"><text:span text:style-name="T2"> == *</text:span></text:span><text:span text:style-name="_5f_OOoComputerIdent"><text:span text:style-name="T2">it2</text:span></text:span><text:span text:style-name="_5f_OOoComputerKeyWord"><text:span text:style-name="T2">) </text:span></text:span></text:p>
      <text:p text:style-name="P2"><text:span text:style-name="_5f_OOoComputerKeyWord"><text:span text:style-name="T2"><text:tab/><text:tab/><text:tab/><text:tab/><text:tab/>{ </text:span></text:span></text:p>
      <text:p text:style-name="P2"><text:span text:style-name="_5f_OOoComputerKeyWord"><text:span text:style-name="T2"><text:tab/><text:tab/><text:tab/><text:tab/><text:tab/><text:tab/></text:span></text:span><text:span text:style-name="_5f_OOoComputerIdent"><text:span text:style-name="T2">tmp</text:span></text:span><text:span text:style-name="_5f_OOoComputerKeyWord"><text:span text:style-name="T2"> = </text:span></text:span><text:span text:style-name="_5f_OOoComputerIdent"><text:span text:style-name="T2">it2</text:span></text:span><text:span text:style-name="_5f_OOoComputerKeyWord"><text:span text:style-name="T2">+</text:span></text:span><text:span text:style-name="_5f_OOoComputerLiteral"><text:span text:style-name="T2">1</text:span></text:span><text:span text:style-name="_5f_OOoComputerKeyWord"><text:span text:style-name="T2">; </text:span></text:span></text:p>
      <text:p text:style-name="P2"><text:span text:style-name="_5f_OOoComputerKeyWord"><text:span text:style-name="T2"><text:tab/><text:tab/><text:tab/><text:tab/><text:tab/><text:tab/>break; </text:span></text:span></text:p>
      <text:p text:style-name="P2"><text:span text:style-name="_5f_OOoComputerKeyWord"><text:span text:style-name="T2"><text:tab/><text:tab/><text:tab/><text:tab/><text:tab/>} </text:span></text:span></text:p>
      <text:p text:style-name="P2"><text:span text:style-name="_5f_OOoComputerKeyWord"><text:span text:style-name="T2"><text:tab/><text:tab/><text:tab/><text:tab/>} </text:span></text:span></text:p>
      <text:p text:style-name="P2"><text:span text:style-name="_5f_OOoComputerKeyWord"><text:span text:style-name="T1"/></text:span></text:p>
      <text:p text:style-name="P2"><text:span text:style-name="_5f_OOoComputerKeyWord"><text:span text:style-name="T2"><text:tab/><text:tab/><text:tab/><text:tab/>for(auto </text:span></text:span><text:span text:style-name="_5f_OOoComputerIdent"><text:span text:style-name="T2">it3</text:span></text:span><text:span text:style-name="_5f_OOoComputerKeyWord"><text:span text:style-name="T2"> = </text:span></text:span><text:span text:style-name="_5f_OOoComputerIdent"><text:span text:style-name="T2">vc_it</text:span></text:span><text:span text:style-name="_5f_OOoComputerKeyWord"><text:span text:style-name="T2">; </text:span></text:span><text:span text:style-name="_5f_OOoComputerIdent"><text:span text:style-name="T2">it3</text:span></text:span><text:span text:style-name="_5f_OOoComputerKeyWord"><text:span text:style-name="T2"> != </text:span></text:span><text:span text:style-name="_5f_OOoComputerIdent"><text:span text:style-name="T2">last2</text:span></text:span><text:span text:style-name="_5f_OOoComputerKeyWord"><text:span text:style-name="T2">; ++</text:span></text:span><text:span text:style-name="_5f_OOoComputerIdent"><text:span text:style-name="T2">it3</text:span></text:span><text:span text:style-name="_5f_OOoComputerKeyWord"><text:span text:style-name="T2">, ++</text:span></text:span><text:span text:style-name="_5f_OOoComputerIdent"><text:span text:style-name="T2">tmp</text:span></text:span><text:span text:style-name="_5f_OOoComputerKeyWord"><text:span text:style-name="T2">) </text:span></text:span></text:p>
      <text:p text:style-name="P2"><text:span text:style-name="_5f_OOoComputerKeyWord"><text:span text:style-name="T2"><text:tab/><text:tab/><text:tab/><text:tab/>{ </text:span></text:span></text:p>
      <text:p text:style-name="P2"><text:span text:style-name="_5f_OOoComputerKeyWord"><text:span text:style-name="T2"><text:tab/><text:tab/><text:tab/><text:tab/><text:tab/>*</text:span></text:span><text:span text:style-name="_5f_OOoComputerIdent"><text:span text:style-name="T2">it3</text:span></text:span><text:span text:style-name="_5f_OOoComputerKeyWord"><text:span text:style-name="T2"> = *</text:span></text:span><text:span text:style-name="_5f_OOoComputerIdent"><text:span text:style-name="T2">tmp</text:span></text:span><text:span text:style-name="_5f_OOoComputerKeyWord"><text:span text:style-name="T2">; </text:span></text:span></text:p>
      <text:p text:style-name="P2"><text:span text:style-name="_5f_OOoComputerKeyWord"><text:span text:style-name="T2"><text:tab/><text:tab/><text:tab/><text:tab/>} </text:span></text:span></text:p>
      <text:p text:style-name="P2"><text:span text:style-name="_5f_OOoComputerKeyWord"><text:span text:style-name="T2"><text:tab/><text:tab/><text:tab/><text:tab/> </text:span></text:span></text:p>
      <text:p text:style-name="P2"><text:span text:style-name="_5f_OOoComputerKeyWord"><text:span text:style-name="T2"><text:tab/><text:tab/><text:tab/><text:tab/>return true; </text:span></text:span></text:p>
      <text:p text:style-name="P2"><text:span text:style-name="_5f_OOoComputerKeyWord"><text:span text:style-name="T2"><text:tab/><text:tab/><text:tab/>} </text:span></text:span></text:p>
      <text:p text:style-name="P2"><text:span text:style-name="_5f_OOoComputerKeyWord"><text:span text:style-name="T2"><text:tab/><text:tab/><text:tab/>for(auto </text:span></text:span><text:span text:style-name="_5f_OOoComputerIdent"><text:span text:style-name="T2">it2</text:span></text:span><text:span text:style-name="_5f_OOoComputerKeyWord"><text:span text:style-name="T2"> = </text:span></text:span><text:span text:style-name="_5f_OOoComputerIdent"><text:span text:style-name="T2">first1</text:span></text:span><text:span text:style-name="_5f_OOoComputerKeyWord"><text:span text:style-name="T2">; </text:span></text:span><text:span text:style-name="_5f_OOoComputerIdent"><text:span text:style-name="T2">it2</text:span></text:span><text:span text:style-name="_5f_OOoComputerKeyWord"><text:span text:style-name="T2"> != </text:span></text:span><text:span text:style-name="_5f_OOoComputerIdent"><text:span text:style-name="T2">last1</text:span></text:span><text:span text:style-name="_5f_OOoComputerKeyWord"><text:span text:style-name="T2">; ++</text:span></text:span><text:span text:style-name="_5f_OOoComputerIdent"><text:span text:style-name="T2">it2</text:span></text:span><text:span text:style-name="_5f_OOoComputerKeyWord"><text:span text:style-name="T2">) </text:span></text:span></text:p>
      <text:p text:style-name="P2"><text:span text:style-name="_5f_OOoComputerKeyWord"><text:span text:style-name="T2"><text:tab/><text:tab/><text:tab/>{ </text:span></text:span></text:p>
      <text:p text:style-name="P2"><text:span text:style-name="_5f_OOoComputerKeyWord"><text:span text:style-name="T2"><text:tab/><text:tab/><text:tab/><text:tab/>if(*</text:span></text:span><text:span text:style-name="_5f_OOoComputerIdent"><text:span text:style-name="T2">it1</text:span></text:span><text:span text:style-name="_5f_OOoComputerKeyWord"><text:span text:style-name="T2"> == *</text:span></text:span><text:span text:style-name="_5f_OOoComputerIdent"><text:span text:style-name="T2">it2</text:span></text:span><text:span text:style-name="_5f_OOoComputerKeyWord"><text:span text:style-name="T2">) </text:span></text:span></text:p>
      <text:p text:style-name="P2"><text:span text:style-name="_5f_OOoComputerKeyWord"><text:span text:style-name="T2"><text:tab/><text:tab/><text:tab/><text:tab/>{ </text:span></text:span></text:p>
      <text:p text:style-name="P2"><text:span text:style-name="_5f_OOoComputerKeyWord"><text:span text:style-name="T2"><text:tab/><text:tab/><text:tab/><text:tab/><text:tab/>*</text:span></text:span><text:span text:style-name="_5f_OOoComputerIdent"><text:span text:style-name="T2">it1</text:span></text:span><text:span text:style-name="_5f_OOoComputerKeyWord"><text:span text:style-name="T2"> = *(++</text:span></text:span><text:span text:style-name="_5f_OOoComputerIdent"><text:span text:style-name="T2">it2</text:span></text:span><text:span text:style-name="_5f_OOoComputerKeyWord"><text:span text:style-name="T2">); </text:span></text:span></text:p>
      <text:p text:style-name="P2"><text:span text:style-name="_5f_OOoComputerKeyWord"><text:span text:style-name="T2"><text:tab/><text:tab/><text:tab/><text:tab/><text:tab/>return true; </text:span></text:span></text:p>
      <text:p text:style-name="P2"><text:span text:style-name="_5f_OOoComputerKeyWord"><text:span text:style-name="T2"><text:tab/><text:tab/><text:tab/><text:tab/>} </text:span></text:span></text:p>
      <text:p text:style-name="P2"><text:span text:style-name="_5f_OOoComputerKeyWord"><text:span text:style-name="T2"><text:tab/><text:tab/><text:tab/>} </text:span></text:span></text:p>
      <text:p text:style-name="P2"><text:span text:style-name="_5f_OOoComputerKeyWord"><text:span text:style-name="T2"><text:tab/><text:tab/>} </text:span></text:span></text:p>
      <text:p text:style-name="P2"><text:span text:style-name="_5f_OOoComputerKeyWord"><text:span text:style-name="T2"><text:tab/>} </text:span></text:span></text:p>
      <text:p text:style-name="P2"><text:span text:style-name="_5f_OOoComputerKeyWord"><text:span text:style-name="T2"><text:tab/>return true; </text:span></text:span></text:p>
      <text:p text:style-name="P2"><text:span text:style-name="_5f_OOoComputerKeyWord"><text:span text:style-name="T2">} </text:span></text:span></text:p>
      <text:p text:style-name="P2"><text:soft-page-break/><text:span text:style-name="_5f_OOoComputerKeyWord"><text:span text:style-name="T2"><text:s/></text:span></text:span></text:p>
      <text:p text:style-name="P2"><text:span text:style-name="_5f_OOoComputerKeyWord"><text:span text:style-name="T2">template &lt;class </text:span></text:span><text:span text:style-name="_5f_OOoComputerIdent"><text:span text:style-name="T2">T</text:span></text:span><text:span text:style-name="_5f_OOoComputerKeyWord"><text:span text:style-name="T2">&gt; </text:span></text:span></text:p>
      <text:p text:style-name="P2"><text:span text:style-name="_5f_OOoComputerKeyWord"><text:span text:style-name="T2">void </text:span></text:span><text:span text:style-name="_5f_OOoComputerIdent"><text:span text:style-name="T2">show_collection</text:span></text:span><text:span text:style-name="_5f_OOoComputerKeyWord"><text:span text:style-name="T2">(</text:span></text:span><text:span text:style-name="_5f_OOoComputerIdent"><text:span text:style-name="T2">T</text:span></text:span><text:span text:style-name="_5f_OOoComputerKeyWord"><text:span text:style-name="T2"> &amp;</text:span></text:span><text:span text:style-name="_5f_OOoComputerIdent"><text:span text:style-name="T2">c</text:span></text:span><text:span text:style-name="_5f_OOoComputerKeyWord"><text:span text:style-name="T2">) </text:span></text:span></text:p>
      <text:p text:style-name="P2"><text:span text:style-name="_5f_OOoComputerKeyWord"><text:span text:style-name="T2">{ </text:span></text:span></text:p>
      <text:p text:style-name="P2"><text:span text:style-name="_5f_OOoComputerKeyWord"><text:span text:style-name="T2"><text:tab/>for(auto </text:span></text:span><text:span text:style-name="_5f_OOoComputerIdent"><text:span text:style-name="T2">i</text:span></text:span><text:span text:style-name="_5f_OOoComputerKeyWord"><text:span text:style-name="T2"> : </text:span></text:span><text:span text:style-name="_5f_OOoComputerIdent"><text:span text:style-name="T2">c</text:span></text:span><text:span text:style-name="_5f_OOoComputerKeyWord"><text:span text:style-name="T2">) </text:span></text:span></text:p>
      <text:p text:style-name="P2"><text:span text:style-name="_5f_OOoComputerKeyWord"><text:span text:style-name="T2"><text:tab/>{ </text:span></text:span></text:p>
      <text:p text:style-name="P2"><text:span text:style-name="_5f_OOoComputerKeyWord"><text:span text:style-name="T2"><text:tab/><text:tab/>std::</text:span></text:span><text:span text:style-name="_5f_OOoComputerIdent"><text:span text:style-name="T2">cout</text:span></text:span><text:span text:style-name="_5f_OOoComputerKeyWord"><text:span text:style-name="T2"> &lt;&lt; </text:span></text:span><text:span text:style-name="_5f_OOoComputerIdent"><text:span text:style-name="T2">i</text:span></text:span><text:span text:style-name="_5f_OOoComputerKeyWord"><text:span text:style-name="T2"> &lt;&lt; </text:span></text:span><text:span text:style-name="_5f_OOoComputerLiteral"><text:span text:style-name="T2">" "</text:span></text:span><text:span text:style-name="_5f_OOoComputerKeyWord"><text:span text:style-name="T2">; </text:span></text:span></text:p>
      <text:p text:style-name="P2"><text:span text:style-name="_5f_OOoComputerKeyWord"><text:span text:style-name="T2"><text:tab/>} </text:span></text:span></text:p>
      <text:p text:style-name="P2"><text:span text:style-name="_5f_OOoComputerKeyWord"><text:span text:style-name="T2"><text:tab/>std::</text:span></text:span><text:span text:style-name="_5f_OOoComputerIdent"><text:span text:style-name="T2">cout</text:span></text:span><text:span text:style-name="_5f_OOoComputerKeyWord"><text:span text:style-name="T2"> &lt;&lt; std::</text:span></text:span><text:span text:style-name="_5f_OOoComputerIdent"><text:span text:style-name="T2">endl</text:span></text:span><text:span text:style-name="_5f_OOoComputerKeyWord"><text:span text:style-name="T2">; </text:span></text:span></text:p>
      <text:p text:style-name="P2"><text:span text:style-name="_5f_OOoComputerKeyWord"><text:span text:style-name="T2">} </text:span></text:span></text:p>
      <text:p text:style-name="P2"><text:span text:style-name="_5f_OOoComputerKeyWord"><text:span text:style-name="T1"/></text:span></text:p>
      <text:p text:style-name="P2"><text:span text:style-name="_5f_OOoComputerKeyWord"><text:span text:style-name="T2">int </text:span></text:span><text:span text:style-name="_5f_OOoComputerIdent"><text:span text:style-name="T2">main</text:span></text:span><text:span text:style-name="_5f_OOoComputerKeyWord"><text:span text:style-name="T2">(int </text:span></text:span><text:span text:style-name="_5f_OOoComputerIdent"><text:span text:style-name="T2">argc</text:span></text:span><text:span text:style-name="_5f_OOoComputerKeyWord"><text:span text:style-name="T2">, char *</text:span></text:span><text:span text:style-name="_5f_OOoComputerIdent"><text:span text:style-name="T2">argv</text:span></text:span><text:span text:style-name="_5f_OOoComputerKeyWord"><text:span text:style-name="T2">[]) { </text:span></text:span></text:p>
      <text:p text:style-name="P2"><text:span text:style-name="_5f_OOoComputerKeyWord"><text:span text:style-name="T1"/></text:span></text:p>
      <text:p text:style-name="P2"><text:span text:style-name="_5f_OOoComputerKeyWord"><text:span text:style-name="T2"><text:tab/>char </text:span></text:span><text:span text:style-name="_5f_OOoComputerIdent"><text:span text:style-name="T2">tab</text:span></text:span><text:span text:style-name="_5f_OOoComputerKeyWord"><text:span text:style-name="T2"> [</text:span></text:span><text:span text:style-name="_5f_OOoComputerLiteral"><text:span text:style-name="T2">10</text:span></text:span><text:span text:style-name="_5f_OOoComputerKeyWord"><text:span text:style-name="T2">] = {</text:span></text:span><text:span text:style-name="_5f_OOoComputerLiteral"><text:span text:style-name="T2">'A'</text:span></text:span><text:span text:style-name="_5f_OOoComputerKeyWord"><text:span text:style-name="T2">, </text:span></text:span><text:span text:style-name="_5f_OOoComputerLiteral"><text:span text:style-name="T2">'B'</text:span></text:span><text:span text:style-name="_5f_OOoComputerKeyWord"><text:span text:style-name="T2">, </text:span></text:span><text:span text:style-name="_5f_OOoComputerLiteral"><text:span text:style-name="T2">'C'</text:span></text:span><text:span text:style-name="_5f_OOoComputerKeyWord"><text:span text:style-name="T2">, </text:span></text:span><text:span text:style-name="_5f_OOoComputerLiteral"><text:span text:style-name="T2">'E'</text:span></text:span><text:span text:style-name="_5f_OOoComputerKeyWord"><text:span text:style-name="T2">, </text:span></text:span><text:span text:style-name="_5f_OOoComputerLiteral"><text:span text:style-name="T2">'G'</text:span></text:span><text:span text:style-name="_5f_OOoComputerKeyWord"><text:span text:style-name="T2">, </text:span></text:span><text:span text:style-name="_5f_OOoComputerLiteral"><text:span text:style-name="T2">'I'</text:span></text:span><text:span text:style-name="_5f_OOoComputerKeyWord"><text:span text:style-name="T2">, </text:span></text:span><text:span text:style-name="_5f_OOoComputerLiteral"><text:span text:style-name="T2">'M'</text:span></text:span><text:span text:style-name="_5f_OOoComputerKeyWord"><text:span text:style-name="T2">, </text:span></text:span><text:span text:style-name="_5f_OOoComputerLiteral"><text:span text:style-name="T2">'O'</text:span></text:span><text:span text:style-name="_5f_OOoComputerKeyWord"><text:span text:style-name="T2">, </text:span></text:span><text:span text:style-name="_5f_OOoComputerLiteral"><text:span text:style-name="T2">'P'</text:span></text:span><text:span text:style-name="_5f_OOoComputerKeyWord"><text:span text:style-name="T2">, </text:span></text:span><text:span text:style-name="_5f_OOoComputerLiteral"><text:span text:style-name="T2">'Y'</text:span></text:span><text:span text:style-name="_5f_OOoComputerKeyWord"><text:span text:style-name="T2">}; </text:span></text:span></text:p>
      <text:p text:style-name="P2"><text:span text:style-name="_5f_OOoComputerKeyWord"><text:span text:style-name="T2"><text:tab/>std::</text:span></text:span><text:span text:style-name="_5f_OOoComputerIdent"><text:span text:style-name="T2">vector</text:span></text:span><text:span text:style-name="_5f_OOoComputerKeyWord"><text:span text:style-name="T2">&lt;char&gt; </text:span></text:span><text:span text:style-name="_5f_OOoComputerIdent"><text:span text:style-name="T2">vi</text:span></text:span><text:span text:style-name="_5f_OOoComputerKeyWord"><text:span text:style-name="T2">(</text:span></text:span><text:span text:style-name="_5f_OOoComputerIdent"><text:span text:style-name="T2">tab</text:span></text:span><text:span text:style-name="_5f_OOoComputerKeyWord"><text:span text:style-name="T2">, </text:span></text:span><text:span text:style-name="_5f_OOoComputerIdent"><text:span text:style-name="T2">tab</text:span></text:span><text:span text:style-name="_5f_OOoComputerKeyWord"><text:span text:style-name="T2">+</text:span></text:span><text:span text:style-name="_5f_OOoComputerLiteral"><text:span text:style-name="T2">10</text:span></text:span><text:span text:style-name="_5f_OOoComputerKeyWord"><text:span text:style-name="T2">); </text:span></text:span></text:p>
      <text:p text:style-name="P2"><text:span text:style-name="_5f_OOoComputerKeyWord"><text:span text:style-name="T2"><text:tab/>std::</text:span></text:span><text:span text:style-name="_5f_OOoComputerIdent"><text:span text:style-name="T2">vector</text:span></text:span><text:span text:style-name="_5f_OOoComputerKeyWord"><text:span text:style-name="T2">&lt;char&gt; </text:span></text:span><text:span text:style-name="_5f_OOoComputerIdent"><text:span text:style-name="T2">vc</text:span></text:span><text:span text:style-name="_5f_OOoComputerKeyWord"><text:span text:style-name="T2">(</text:span></text:span><text:span text:style-name="_5f_OOoComputerIdent"><text:span text:style-name="T2">tab</text:span></text:span><text:span text:style-name="_5f_OOoComputerKeyWord"><text:span text:style-name="T2">, </text:span></text:span><text:span text:style-name="_5f_OOoComputerIdent"><text:span text:style-name="T2">tab</text:span></text:span><text:span text:style-name="_5f_OOoComputerKeyWord"><text:span text:style-name="T2">+</text:span></text:span><text:span text:style-name="_5f_OOoComputerLiteral"><text:span text:style-name="T2">4</text:span></text:span><text:span text:style-name="_5f_OOoComputerKeyWord"><text:span text:style-name="T2">); </text:span></text:span></text:p>
      <text:p text:style-name="P2"><text:span text:style-name="_5f_OOoComputerKeyWord"><text:span text:style-name="T1"/></text:span></text:p>
      <text:p text:style-name="P2"><text:span text:style-name="_5f_OOoComputerKeyWord"><text:span text:style-name="T2"><text:tab/>do </text:span></text:span></text:p>
      <text:p text:style-name="P2"><text:span text:style-name="_5f_OOoComputerKeyWord"><text:span text:style-name="T2"><text:tab/>{ </text:span></text:span></text:p>
      <text:p text:style-name="P2"><text:span text:style-name="_5f_OOoComputerKeyWord"><text:span text:style-name="T2"><text:tab/><text:tab/></text:span></text:span><text:span text:style-name="_5f_OOoComputerIdent"><text:span text:style-name="T2">show_collection</text:span></text:span><text:span text:style-name="_5f_OOoComputerKeyWord"><text:span text:style-name="T2">(</text:span></text:span><text:span text:style-name="_5f_OOoComputerIdent"><text:span text:style-name="T2">vc</text:span></text:span><text:span text:style-name="_5f_OOoComputerKeyWord"><text:span text:style-name="T2">); </text:span></text:span></text:p>
      <text:p text:style-name="P2"><text:span text:style-name="_5f_OOoComputerKeyWord"><text:span text:style-name="T2"><text:tab/>} </text:span></text:span></text:p>
      <text:p text:style-name="P2"><text:span text:style-name="_5f_OOoComputerKeyWord"><text:span text:style-name="T2"><text:tab/>while(</text:span></text:span><text:span text:style-name="_5f_OOoComputerIdent"><text:span text:style-name="T2">next_combination</text:span></text:span><text:span text:style-name="_5f_OOoComputerKeyWord"><text:span text:style-name="T2">(</text:span></text:span><text:span text:style-name="_5f_OOoComputerIdent"><text:span text:style-name="T2">vi</text:span></text:span><text:span text:style-name="_5f_OOoComputerKeyWord"><text:span text:style-name="T2">.</text:span></text:span><text:span text:style-name="_5f_OOoComputerIdent"><text:span text:style-name="T2">begin</text:span></text:span><text:span text:style-name="_5f_OOoComputerKeyWord"><text:span text:style-name="T2">(), </text:span></text:span><text:span text:style-name="_5f_OOoComputerIdent"><text:span text:style-name="T2">vi</text:span></text:span><text:span text:style-name="_5f_OOoComputerKeyWord"><text:span text:style-name="T2">.</text:span></text:span><text:span text:style-name="_5f_OOoComputerIdent"><text:span text:style-name="T2">end</text:span></text:span><text:span text:style-name="_5f_OOoComputerKeyWord"><text:span text:style-name="T2">(), </text:span></text:span><text:span text:style-name="_5f_OOoComputerIdent"><text:span text:style-name="T2">vc</text:span></text:span><text:span text:style-name="_5f_OOoComputerKeyWord"><text:span text:style-name="T2">.</text:span></text:span><text:span text:style-name="_5f_OOoComputerIdent"><text:span text:style-name="T2">begin</text:span></text:span><text:span text:style-name="_5f_OOoComputerKeyWord"><text:span text:style-name="T2">(), </text:span></text:span><text:span text:style-name="_5f_OOoComputerIdent"><text:span text:style-name="T2">vc</text:span></text:span><text:span text:style-name="_5f_OOoComputerKeyWord"><text:span text:style-name="T2">.</text:span></text:span><text:span text:style-name="_5f_OOoComputerIdent"><text:span text:style-name="T2">end</text:span></text:span><text:span text:style-name="_5f_OOoComputerKeyWord"><text:span text:style-name="T2">())); </text:span></text:span></text:p>
      <text:p text:style-name="P2"><text:span text:style-name="_5f_OOoComputerKeyWord"><text:span text:style-name="T1"/></text:span></text:p>
      <text:p text:style-name="P2"><text:span text:style-name="_5f_OOoComputerKeyWord"><text:span text:style-name="T2"><text:tab/>return </text:span></text:span><text:span text:style-name="_5f_OOoComputerLiteral"><text:span text:style-name="T2">0</text:span></text:span><text:span text:style-name="_5f_OOoComputerKeyWord"><text:span text:style-name="T2">; </text:span></text:span><text:span text:style-name="_5f_OOoComputerComment"><text:span text:style-name="T2">//Huge success! </text:span></text:span></text:p>
      <text:p text:style-name="P2"><text:span text:style-name="_5f_OOoComputerKeyWord"><text:span text:style-name="T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Rejdak</meta:initial-creator>
    <meta:creation-date>2013-11-05T19:25:55.102155138</meta:creation-date>
    <dc:date>2013-11-05T19:37:01.807750998</dc:date>
    <dc:creator>Marius Rejdak</dc:creator>
    <meta:editing-duration>PT28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4" meta:paragraph-count="195" meta:word-count="582" meta:character-count="5108" meta:non-whitespace-character-count="4188"/>
  </office:meta>
</office:document-meta>
</file>